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711cm"/>
    </style:style>
    <style:style style:name="co2" style:family="table-column">
      <style:table-column-properties fo:break-before="auto" style:column-width="3.657cm"/>
    </style:style>
    <style:style style:name="co3" style:family="table-column">
      <style:table-column-properties fo:break-before="auto" style:column-width="5.392cm"/>
    </style:style>
    <style:style style:name="co4" style:family="table-column">
      <style:table-column-properties fo:break-before="auto" style:column-width="3.166cm"/>
    </style:style>
    <style:style style:name="co5" style:family="table-column">
      <style:table-column-properties fo:break-before="auto" style:column-width="3.812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6.32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Adventure-v5</text:p>
          </table:table-cell>
          <table:table-cell office:value-type="string" calcext:value-type="string">
            <text:p>Defender-v5</text:p>
          </table:table-cell>
          <table:table-cell office:value-type="string" calcext:value-type="string">
            <text:p>KeystoneKapers-v5</text:p>
          </table:table-cell>
          <table:table-cell office:value-type="string" calcext:value-type="string">
            <text:p>Seaquest-v5</text:p>
          </table:table-cell>
          <table:table-cell table:formula="of:=&quot;&lt;td&gt;&amp;nbsp;&lt;a href=''&gt;&quot;&amp;[.A1]&amp;&quot;&lt;/a&gt;&quot;" office:value-type="string" office:string-value="&lt;td&gt;&amp;nbsp;&lt;a href=''&gt;Adventure-v5&lt;/a&gt;" calcext:value-type="string">
            <text:p>&lt;td&gt;&amp;nbsp;&lt;a href=''&gt;Adventure-v5&lt;/a&gt;</text:p>
          </table:table-cell>
          <table:table-cell table:formula="of:=&quot;&lt;td&gt;&amp;nbsp;&lt;a href=''&gt;&quot;&amp;[.B1]&amp;&quot;&lt;/a&gt;&quot;" office:value-type="string" office:string-value="&lt;td&gt;&amp;nbsp;&lt;a href=''&gt;Defender-v5&lt;/a&gt;" calcext:value-type="string">
            <text:p>&lt;td&gt;&amp;nbsp;&lt;a href=''&gt;Defender-v5&lt;/a&gt;</text:p>
          </table:table-cell>
          <table:table-cell table:formula="of:=&quot;&lt;td&gt;&amp;nbsp;&lt;a href=''&gt;&quot;&amp;[.C1]&amp;&quot;&lt;/a&gt;&quot;" office:value-type="string" office:string-value="&lt;td&gt;&amp;nbsp;&lt;a href=''&gt;KeystoneKapers-v5&lt;/a&gt;" calcext:value-type="string">
            <text:p>&lt;td&gt;&amp;nbsp;&lt;a href=''&gt;KeystoneKapers-v5&lt;/a&gt;</text:p>
          </table:table-cell>
          <table:table-cell table:formula="of:=&quot;&lt;td&gt;&amp;nbsp;&lt;a href=''&gt;&quot;&amp;[.D1]&amp;&quot;&lt;/a&gt;&quot;" office:value-type="string" office:string-value="&lt;td&gt;&amp;nbsp;&lt;a href=''&gt;Seaquest-v5&lt;/a&gt;" calcext:value-type="string">
            <text:p>&lt;td&gt;&amp;nbsp;&lt;a href=''&gt;Seaquest-v5&lt;/a&gt;</text:p>
          </table:table-cell>
          <table:table-cell table:formula="of:=&quot;&lt;tr&gt;&quot;&amp;[.E1]&amp;[.F1]&amp;[.G1]&amp;[.H1]&amp;&quot;&lt;/a&gt;&quot;" office:value-type="string" office:string-value="&lt;tr&gt;&lt;td&gt;&amp;nbsp;&lt;a href=''&gt;Adventure-v5&lt;/a&gt;&lt;td&gt;&amp;nbsp;&lt;a href=''&gt;Defender-v5&lt;/a&gt;&lt;td&gt;&amp;nbsp;&lt;a href=''&gt;KeystoneKapers-v5&lt;/a&gt;&lt;td&gt;&amp;nbsp;&lt;a href=''&gt;Seaquest-v5&lt;/a&gt;&lt;/a&gt;" calcext:value-type="string">
            <text:p>&lt;tr&gt;&lt;td&gt;&amp;nbsp;&lt;a href=''&gt;Adventure-v5&lt;/a&gt;&lt;td&gt;&amp;nbsp;&lt;a href=''&gt;Defender-v5&lt;/a&gt;&lt;td&gt;&amp;nbsp;&lt;a href=''&gt;KeystoneKapers-v5&lt;/a&gt;&lt;td&gt;&amp;nbsp;&lt;a href=''&gt;Seaquest-v5&lt;/a&gt;&lt;/a&gt;</text:p>
          </table:table-cell>
        </table:table-row>
        <table:table-row table:style-name="ro1">
          <table:table-cell office:value-type="string" calcext:value-type="string">
            <text:p>AirRaid-v5</text:p>
          </table:table-cell>
          <table:table-cell office:value-type="string" calcext:value-type="string">
            <text:p>DemonAttack-v5</text:p>
          </table:table-cell>
          <table:table-cell office:value-type="string" calcext:value-type="string">
            <text:p>KingKong-v5</text:p>
          </table:table-cell>
          <table:table-cell office:value-type="string" calcext:value-type="string">
            <text:p>SirLancelot-v5</text:p>
          </table:table-cell>
          <table:table-cell table:formula="of:=&quot;&lt;td&gt;&amp;nbsp;&lt;a href=''&gt;&quot;&amp;[.A2]&amp;&quot;&lt;/a&gt;&quot;" office:value-type="string" office:string-value="&lt;td&gt;&amp;nbsp;&lt;a href=''&gt;AirRaid-v5&lt;/a&gt;" calcext:value-type="string">
            <text:p>&lt;td&gt;&amp;nbsp;&lt;a href=''&gt;AirRaid-v5&lt;/a&gt;</text:p>
          </table:table-cell>
          <table:table-cell table:formula="of:=&quot;&lt;td&gt;&amp;nbsp;&lt;a href=''&gt;&quot;&amp;[.B2]&amp;&quot;&lt;/a&gt;&quot;" office:value-type="string" office:string-value="&lt;td&gt;&amp;nbsp;&lt;a href=''&gt;DemonAttack-v5&lt;/a&gt;" calcext:value-type="string">
            <text:p>&lt;td&gt;&amp;nbsp;&lt;a href=''&gt;DemonAttack-v5&lt;/a&gt;</text:p>
          </table:table-cell>
          <table:table-cell table:formula="of:=&quot;&lt;td&gt;&amp;nbsp;&lt;a href=''&gt;&quot;&amp;[.C2]&amp;&quot;&lt;/a&gt;&quot;" office:value-type="string" office:string-value="&lt;td&gt;&amp;nbsp;&lt;a href=''&gt;KingKong-v5&lt;/a&gt;" calcext:value-type="string">
            <text:p>&lt;td&gt;&amp;nbsp;&lt;a href=''&gt;KingKong-v5&lt;/a&gt;</text:p>
          </table:table-cell>
          <table:table-cell table:formula="of:=&quot;&lt;td&gt;&amp;nbsp;&lt;a href=''&gt;&quot;&amp;[.D2]&amp;&quot;&lt;/a&gt;&quot;" office:value-type="string" office:string-value="&lt;td&gt;&amp;nbsp;&lt;a href=''&gt;SirLancelot-v5&lt;/a&gt;" calcext:value-type="string">
            <text:p>&lt;td&gt;&amp;nbsp;&lt;a href=''&gt;SirLancelot-v5&lt;/a&gt;</text:p>
          </table:table-cell>
          <table:table-cell table:formula="of:=&quot;&lt;tr&gt;&quot;&amp;[.E2]&amp;[.F2]&amp;[.G2]&amp;[.H2]&amp;&quot;&lt;/a&gt;&quot;" office:value-type="string" office:string-value="&lt;tr&gt;&lt;td&gt;&amp;nbsp;&lt;a href=''&gt;AirRaid-v5&lt;/a&gt;&lt;td&gt;&amp;nbsp;&lt;a href=''&gt;DemonAttack-v5&lt;/a&gt;&lt;td&gt;&amp;nbsp;&lt;a href=''&gt;KingKong-v5&lt;/a&gt;&lt;td&gt;&amp;nbsp;&lt;a href=''&gt;SirLancelot-v5&lt;/a&gt;&lt;/a&gt;" calcext:value-type="string">
            <text:p>&lt;tr&gt;&lt;td&gt;&amp;nbsp;&lt;a href=''&gt;AirRaid-v5&lt;/a&gt;&lt;td&gt;&amp;nbsp;&lt;a href=''&gt;DemonAttack-v5&lt;/a&gt;&lt;td&gt;&amp;nbsp;&lt;a href=''&gt;KingKong-v5&lt;/a&gt;&lt;td&gt;&amp;nbsp;&lt;a href=''&gt;SirLancelot-v5&lt;/a&gt;&lt;/a&gt;</text:p>
          </table:table-cell>
        </table:table-row>
        <table:table-row table:style-name="ro1">
          <table:table-cell office:value-type="string" calcext:value-type="string">
            <text:p>Alien-v5</text:p>
          </table:table-cell>
          <table:table-cell office:value-type="string" calcext:value-type="string">
            <text:p>DonkeyKong-v5</text:p>
          </table:table-cell>
          <table:table-cell office:value-type="string" calcext:value-type="string">
            <text:p>Klax-v5</text:p>
          </table:table-cell>
          <table:table-cell office:value-type="string" calcext:value-type="string">
            <text:p>Skiing-v5</text:p>
          </table:table-cell>
          <table:table-cell table:formula="of:=&quot;&lt;td&gt;&amp;nbsp;&lt;a href=''&gt;&quot;&amp;[.A3]&amp;&quot;&lt;/a&gt;&quot;" office:value-type="string" office:string-value="&lt;td&gt;&amp;nbsp;&lt;a href=''&gt;Alien-v5&lt;/a&gt;" calcext:value-type="string">
            <text:p>&lt;td&gt;&amp;nbsp;&lt;a href=''&gt;Alien-v5&lt;/a&gt;</text:p>
          </table:table-cell>
          <table:table-cell table:formula="of:=&quot;&lt;td&gt;&amp;nbsp;&lt;a href=''&gt;&quot;&amp;[.B3]&amp;&quot;&lt;/a&gt;&quot;" office:value-type="string" office:string-value="&lt;td&gt;&amp;nbsp;&lt;a href=''&gt;DonkeyKong-v5&lt;/a&gt;" calcext:value-type="string">
            <text:p>&lt;td&gt;&amp;nbsp;&lt;a href=''&gt;DonkeyKong-v5&lt;/a&gt;</text:p>
          </table:table-cell>
          <table:table-cell table:formula="of:=&quot;&lt;td&gt;&amp;nbsp;&lt;a href=''&gt;&quot;&amp;[.C3]&amp;&quot;&lt;/a&gt;&quot;" office:value-type="string" office:string-value="&lt;td&gt;&amp;nbsp;&lt;a href=''&gt;Klax-v5&lt;/a&gt;" calcext:value-type="string">
            <text:p>&lt;td&gt;&amp;nbsp;&lt;a href=''&gt;Klax-v5&lt;/a&gt;</text:p>
          </table:table-cell>
          <table:table-cell table:formula="of:=&quot;&lt;td&gt;&amp;nbsp;&lt;a href=''&gt;&quot;&amp;[.D3]&amp;&quot;&lt;/a&gt;&quot;" office:value-type="string" office:string-value="&lt;td&gt;&amp;nbsp;&lt;a href=''&gt;Skiing-v5&lt;/a&gt;" calcext:value-type="string">
            <text:p>&lt;td&gt;&amp;nbsp;&lt;a href=''&gt;Skiing-v5&lt;/a&gt;</text:p>
          </table:table-cell>
          <table:table-cell table:formula="of:=&quot;&lt;tr&gt;&quot;&amp;[.E3]&amp;[.F3]&amp;[.G3]&amp;[.H3]&amp;&quot;&lt;/a&gt;&quot;" office:value-type="string" office:string-value="&lt;tr&gt;&lt;td&gt;&amp;nbsp;&lt;a href=''&gt;Alien-v5&lt;/a&gt;&lt;td&gt;&amp;nbsp;&lt;a href=''&gt;DonkeyKong-v5&lt;/a&gt;&lt;td&gt;&amp;nbsp;&lt;a href=''&gt;Klax-v5&lt;/a&gt;&lt;td&gt;&amp;nbsp;&lt;a href=''&gt;Skiing-v5&lt;/a&gt;&lt;/a&gt;" calcext:value-type="string">
            <text:p>&lt;tr&gt;&lt;td&gt;&amp;nbsp;&lt;a href=''&gt;Alien-v5&lt;/a&gt;&lt;td&gt;&amp;nbsp;&lt;a href=''&gt;DonkeyKong-v5&lt;/a&gt;&lt;td&gt;&amp;nbsp;&lt;a href=''&gt;Klax-v5&lt;/a&gt;&lt;td&gt;&amp;nbsp;&lt;a href=''&gt;Skiing-v5&lt;/a&gt;&lt;/a&gt;</text:p>
          </table:table-cell>
        </table:table-row>
        <table:table-row table:style-name="ro1">
          <table:table-cell office:value-type="string" calcext:value-type="string">
            <text:p>Amidar-v5</text:p>
          </table:table-cell>
          <table:table-cell office:value-type="string" calcext:value-type="string">
            <text:p>DoubleDunk-v5</text:p>
          </table:table-cell>
          <table:table-cell office:value-type="string" calcext:value-type="string">
            <text:p>Koolaid-v5</text:p>
          </table:table-cell>
          <table:table-cell office:value-type="string" calcext:value-type="string">
            <text:p>Solaris-v5</text:p>
          </table:table-cell>
          <table:table-cell table:formula="of:=&quot;&lt;td&gt;&amp;nbsp;&lt;a href=''&gt;&quot;&amp;[.A4]&amp;&quot;&lt;/a&gt;&quot;" office:value-type="string" office:string-value="&lt;td&gt;&amp;nbsp;&lt;a href=''&gt;Amidar-v5&lt;/a&gt;" calcext:value-type="string">
            <text:p>&lt;td&gt;&amp;nbsp;&lt;a href=''&gt;Amidar-v5&lt;/a&gt;</text:p>
          </table:table-cell>
          <table:table-cell table:formula="of:=&quot;&lt;td&gt;&amp;nbsp;&lt;a href=''&gt;&quot;&amp;[.B4]&amp;&quot;&lt;/a&gt;&quot;" office:value-type="string" office:string-value="&lt;td&gt;&amp;nbsp;&lt;a href=''&gt;DoubleDunk-v5&lt;/a&gt;" calcext:value-type="string">
            <text:p>&lt;td&gt;&amp;nbsp;&lt;a href=''&gt;DoubleDunk-v5&lt;/a&gt;</text:p>
          </table:table-cell>
          <table:table-cell table:formula="of:=&quot;&lt;td&gt;&amp;nbsp;&lt;a href=''&gt;&quot;&amp;[.C4]&amp;&quot;&lt;/a&gt;&quot;" office:value-type="string" office:string-value="&lt;td&gt;&amp;nbsp;&lt;a href=''&gt;Koolaid-v5&lt;/a&gt;" calcext:value-type="string">
            <text:p>&lt;td&gt;&amp;nbsp;&lt;a href=''&gt;Koolaid-v5&lt;/a&gt;</text:p>
          </table:table-cell>
          <table:table-cell table:formula="of:=&quot;&lt;td&gt;&amp;nbsp;&lt;a href=''&gt;&quot;&amp;[.D4]&amp;&quot;&lt;/a&gt;&quot;" office:value-type="string" office:string-value="&lt;td&gt;&amp;nbsp;&lt;a href=''&gt;Solaris-v5&lt;/a&gt;" calcext:value-type="string">
            <text:p>&lt;td&gt;&amp;nbsp;&lt;a href=''&gt;Solaris-v5&lt;/a&gt;</text:p>
          </table:table-cell>
          <table:table-cell table:formula="of:=&quot;&lt;tr&gt;&quot;&amp;[.E4]&amp;[.F4]&amp;[.G4]&amp;[.H4]&amp;&quot;&lt;/a&gt;&quot;" office:value-type="string" office:string-value="&lt;tr&gt;&lt;td&gt;&amp;nbsp;&lt;a href=''&gt;Amidar-v5&lt;/a&gt;&lt;td&gt;&amp;nbsp;&lt;a href=''&gt;DoubleDunk-v5&lt;/a&gt;&lt;td&gt;&amp;nbsp;&lt;a href=''&gt;Koolaid-v5&lt;/a&gt;&lt;td&gt;&amp;nbsp;&lt;a href=''&gt;Solaris-v5&lt;/a&gt;&lt;/a&gt;" calcext:value-type="string">
            <text:p>&lt;tr&gt;&lt;td&gt;&amp;nbsp;&lt;a href=''&gt;Amidar-v5&lt;/a&gt;&lt;td&gt;&amp;nbsp;&lt;a href=''&gt;DoubleDunk-v5&lt;/a&gt;&lt;td&gt;&amp;nbsp;&lt;a href=''&gt;Koolaid-v5&lt;/a&gt;&lt;td&gt;&amp;nbsp;&lt;a href=''&gt;Solaris-v5&lt;/a&gt;&lt;/a&gt;</text:p>
          </table:table-cell>
        </table:table-row>
        <table:table-row table:style-name="ro1">
          <table:table-cell office:value-type="string" calcext:value-type="string">
            <text:p>Assault-v5</text:p>
          </table:table-cell>
          <table:table-cell office:value-type="string" calcext:value-type="string">
            <text:p>Earthworld-v5</text:p>
          </table:table-cell>
          <table:table-cell office:value-type="string" calcext:value-type="string">
            <text:p>Krull-v5</text:p>
          </table:table-cell>
          <table:table-cell office:value-type="string" calcext:value-type="string">
            <text:p>SpaceInvaders-v5</text:p>
          </table:table-cell>
          <table:table-cell table:formula="of:=&quot;&lt;td&gt;&amp;nbsp;&lt;a href=''&gt;&quot;&amp;[.A5]&amp;&quot;&lt;/a&gt;&quot;" office:value-type="string" office:string-value="&lt;td&gt;&amp;nbsp;&lt;a href=''&gt;Assault-v5&lt;/a&gt;" calcext:value-type="string">
            <text:p>&lt;td&gt;&amp;nbsp;&lt;a href=''&gt;Assault-v5&lt;/a&gt;</text:p>
          </table:table-cell>
          <table:table-cell table:formula="of:=&quot;&lt;td&gt;&amp;nbsp;&lt;a href=''&gt;&quot;&amp;[.B5]&amp;&quot;&lt;/a&gt;&quot;" office:value-type="string" office:string-value="&lt;td&gt;&amp;nbsp;&lt;a href=''&gt;Earthworld-v5&lt;/a&gt;" calcext:value-type="string">
            <text:p>&lt;td&gt;&amp;nbsp;&lt;a href=''&gt;Earthworld-v5&lt;/a&gt;</text:p>
          </table:table-cell>
          <table:table-cell table:formula="of:=&quot;&lt;td&gt;&amp;nbsp;&lt;a href=''&gt;&quot;&amp;[.C5]&amp;&quot;&lt;/a&gt;&quot;" office:value-type="string" office:string-value="&lt;td&gt;&amp;nbsp;&lt;a href=''&gt;Krull-v5&lt;/a&gt;" calcext:value-type="string">
            <text:p>&lt;td&gt;&amp;nbsp;&lt;a href=''&gt;Krull-v5&lt;/a&gt;</text:p>
          </table:table-cell>
          <table:table-cell table:formula="of:=&quot;&lt;td&gt;&amp;nbsp;&lt;a href=''&gt;&quot;&amp;[.D5]&amp;&quot;&lt;/a&gt;&quot;" office:value-type="string" office:string-value="&lt;td&gt;&amp;nbsp;&lt;a href=''&gt;SpaceInvaders-v5&lt;/a&gt;" calcext:value-type="string">
            <text:p>&lt;td&gt;&amp;nbsp;&lt;a href=''&gt;SpaceInvaders-v5&lt;/a&gt;</text:p>
          </table:table-cell>
          <table:table-cell table:formula="of:=&quot;&lt;tr&gt;&quot;&amp;[.E5]&amp;[.F5]&amp;[.G5]&amp;[.H5]&amp;&quot;&lt;/a&gt;&quot;" office:value-type="string" office:string-value="&lt;tr&gt;&lt;td&gt;&amp;nbsp;&lt;a href=''&gt;Assault-v5&lt;/a&gt;&lt;td&gt;&amp;nbsp;&lt;a href=''&gt;Earthworld-v5&lt;/a&gt;&lt;td&gt;&amp;nbsp;&lt;a href=''&gt;Krull-v5&lt;/a&gt;&lt;td&gt;&amp;nbsp;&lt;a href=''&gt;SpaceInvaders-v5&lt;/a&gt;&lt;/a&gt;" calcext:value-type="string">
            <text:p>&lt;tr&gt;&lt;td&gt;&amp;nbsp;&lt;a href=''&gt;Assault-v5&lt;/a&gt;&lt;td&gt;&amp;nbsp;&lt;a href=''&gt;Earthworld-v5&lt;/a&gt;&lt;td&gt;&amp;nbsp;&lt;a href=''&gt;Krull-v5&lt;/a&gt;&lt;td&gt;&amp;nbsp;&lt;a href=''&gt;SpaceInvaders-v5&lt;/a&gt;&lt;/a&gt;</text:p>
          </table:table-cell>
        </table:table-row>
        <table:table-row table:style-name="ro1">
          <table:table-cell office:value-type="string" calcext:value-type="string">
            <text:p>Asterix-v5</text:p>
          </table:table-cell>
          <table:table-cell office:value-type="string" calcext:value-type="string">
            <text:p>ElevatorAction-v5</text:p>
          </table:table-cell>
          <table:table-cell office:value-type="string" calcext:value-type="string">
            <text:p>KungFuMaster-v5</text:p>
          </table:table-cell>
          <table:table-cell office:value-type="string" calcext:value-type="string">
            <text:p>SpaceWar-v5</text:p>
          </table:table-cell>
          <table:table-cell table:formula="of:=&quot;&lt;td&gt;&amp;nbsp;&lt;a href=''&gt;&quot;&amp;[.A6]&amp;&quot;&lt;/a&gt;&quot;" office:value-type="string" office:string-value="&lt;td&gt;&amp;nbsp;&lt;a href=''&gt;Asterix-v5&lt;/a&gt;" calcext:value-type="string">
            <text:p>&lt;td&gt;&amp;nbsp;&lt;a href=''&gt;Asterix-v5&lt;/a&gt;</text:p>
          </table:table-cell>
          <table:table-cell table:formula="of:=&quot;&lt;td&gt;&amp;nbsp;&lt;a href=''&gt;&quot;&amp;[.B6]&amp;&quot;&lt;/a&gt;&quot;" office:value-type="string" office:string-value="&lt;td&gt;&amp;nbsp;&lt;a href=''&gt;ElevatorAction-v5&lt;/a&gt;" calcext:value-type="string">
            <text:p>&lt;td&gt;&amp;nbsp;&lt;a href=''&gt;ElevatorAction-v5&lt;/a&gt;</text:p>
          </table:table-cell>
          <table:table-cell table:formula="of:=&quot;&lt;td&gt;&amp;nbsp;&lt;a href=''&gt;&quot;&amp;[.C6]&amp;&quot;&lt;/a&gt;&quot;" office:value-type="string" office:string-value="&lt;td&gt;&amp;nbsp;&lt;a href=''&gt;KungFuMaster-v5&lt;/a&gt;" calcext:value-type="string">
            <text:p>&lt;td&gt;&amp;nbsp;&lt;a href=''&gt;KungFuMaster-v5&lt;/a&gt;</text:p>
          </table:table-cell>
          <table:table-cell table:formula="of:=&quot;&lt;td&gt;&amp;nbsp;&lt;a href=''&gt;&quot;&amp;[.D6]&amp;&quot;&lt;/a&gt;&quot;" office:value-type="string" office:string-value="&lt;td&gt;&amp;nbsp;&lt;a href=''&gt;SpaceWar-v5&lt;/a&gt;" calcext:value-type="string">
            <text:p>&lt;td&gt;&amp;nbsp;&lt;a href=''&gt;SpaceWar-v5&lt;/a&gt;</text:p>
          </table:table-cell>
          <table:table-cell table:formula="of:=&quot;&lt;tr&gt;&quot;&amp;[.E6]&amp;[.F6]&amp;[.G6]&amp;[.H6]&amp;&quot;&lt;/a&gt;&quot;" office:value-type="string" office:string-value="&lt;tr&gt;&lt;td&gt;&amp;nbsp;&lt;a href=''&gt;Asterix-v5&lt;/a&gt;&lt;td&gt;&amp;nbsp;&lt;a href=''&gt;ElevatorAction-v5&lt;/a&gt;&lt;td&gt;&amp;nbsp;&lt;a href=''&gt;KungFuMaster-v5&lt;/a&gt;&lt;td&gt;&amp;nbsp;&lt;a href=''&gt;SpaceWar-v5&lt;/a&gt;&lt;/a&gt;" calcext:value-type="string">
            <text:p>&lt;tr&gt;&lt;td&gt;&amp;nbsp;&lt;a href=''&gt;Asterix-v5&lt;/a&gt;&lt;td&gt;&amp;nbsp;&lt;a href=''&gt;ElevatorAction-v5&lt;/a&gt;&lt;td&gt;&amp;nbsp;&lt;a href=''&gt;KungFuMaster-v5&lt;/a&gt;&lt;td&gt;&amp;nbsp;&lt;a href=''&gt;SpaceWar-v5&lt;/a&gt;&lt;/a&gt;</text:p>
          </table:table-cell>
        </table:table-row>
        <table:table-row table:style-name="ro1">
          <table:table-cell office:value-type="string" calcext:value-type="string">
            <text:p>Asteroids-v5</text:p>
          </table:table-cell>
          <table:table-cell office:value-type="string" calcext:value-type="string">
            <text:p>Enduro-v5</text:p>
          </table:table-cell>
          <table:table-cell office:value-type="string" calcext:value-type="string">
            <text:p>LaserGates-v5</text:p>
          </table:table-cell>
          <table:table-cell office:value-type="string" calcext:value-type="string">
            <text:p>StarGunner-v5</text:p>
          </table:table-cell>
          <table:table-cell table:formula="of:=&quot;&lt;td&gt;&amp;nbsp;&lt;a href=''&gt;&quot;&amp;[.A7]&amp;&quot;&lt;/a&gt;&quot;" office:value-type="string" office:string-value="&lt;td&gt;&amp;nbsp;&lt;a href=''&gt;Asteroids-v5&lt;/a&gt;" calcext:value-type="string">
            <text:p>&lt;td&gt;&amp;nbsp;&lt;a href=''&gt;Asteroids-v5&lt;/a&gt;</text:p>
          </table:table-cell>
          <table:table-cell table:formula="of:=&quot;&lt;td&gt;&amp;nbsp;&lt;a href=''&gt;&quot;&amp;[.B7]&amp;&quot;&lt;/a&gt;&quot;" office:value-type="string" office:string-value="&lt;td&gt;&amp;nbsp;&lt;a href=''&gt;Enduro-v5&lt;/a&gt;" calcext:value-type="string">
            <text:p>&lt;td&gt;&amp;nbsp;&lt;a href=''&gt;Enduro-v5&lt;/a&gt;</text:p>
          </table:table-cell>
          <table:table-cell table:formula="of:=&quot;&lt;td&gt;&amp;nbsp;&lt;a href=''&gt;&quot;&amp;[.C7]&amp;&quot;&lt;/a&gt;&quot;" office:value-type="string" office:string-value="&lt;td&gt;&amp;nbsp;&lt;a href=''&gt;LaserGates-v5&lt;/a&gt;" calcext:value-type="string">
            <text:p>&lt;td&gt;&amp;nbsp;&lt;a href=''&gt;LaserGates-v5&lt;/a&gt;</text:p>
          </table:table-cell>
          <table:table-cell table:formula="of:=&quot;&lt;td&gt;&amp;nbsp;&lt;a href=''&gt;&quot;&amp;[.D7]&amp;&quot;&lt;/a&gt;&quot;" office:value-type="string" office:string-value="&lt;td&gt;&amp;nbsp;&lt;a href=''&gt;StarGunner-v5&lt;/a&gt;" calcext:value-type="string">
            <text:p>&lt;td&gt;&amp;nbsp;&lt;a href=''&gt;StarGunner-v5&lt;/a&gt;</text:p>
          </table:table-cell>
          <table:table-cell table:formula="of:=&quot;&lt;tr&gt;&quot;&amp;[.E7]&amp;[.F7]&amp;[.G7]&amp;[.H7]&amp;&quot;&lt;/a&gt;&quot;" office:value-type="string" office:string-value="&lt;tr&gt;&lt;td&gt;&amp;nbsp;&lt;a href=''&gt;Asteroids-v5&lt;/a&gt;&lt;td&gt;&amp;nbsp;&lt;a href=''&gt;Enduro-v5&lt;/a&gt;&lt;td&gt;&amp;nbsp;&lt;a href=''&gt;LaserGates-v5&lt;/a&gt;&lt;td&gt;&amp;nbsp;&lt;a href=''&gt;StarGunner-v5&lt;/a&gt;&lt;/a&gt;" calcext:value-type="string">
            <text:p>&lt;tr&gt;&lt;td&gt;&amp;nbsp;&lt;a href=''&gt;Asteroids-v5&lt;/a&gt;&lt;td&gt;&amp;nbsp;&lt;a href=''&gt;Enduro-v5&lt;/a&gt;&lt;td&gt;&amp;nbsp;&lt;a href=''&gt;LaserGates-v5&lt;/a&gt;&lt;td&gt;&amp;nbsp;&lt;a href=''&gt;StarGunner-v5&lt;/a&gt;&lt;/a&gt;</text:p>
          </table:table-cell>
        </table:table-row>
        <table:table-row table:style-name="ro1">
          <table:table-cell office:value-type="string" calcext:value-type="string">
            <text:p>Atlantis-v5</text:p>
          </table:table-cell>
          <table:table-cell office:value-type="string" calcext:value-type="string">
            <text:p>Entombed-v5</text:p>
          </table:table-cell>
          <table:table-cell office:value-type="string" calcext:value-type="string">
            <text:p>LostLuggage-v5</text:p>
          </table:table-cell>
          <table:table-cell office:value-type="string" calcext:value-type="string">
            <text:p>Superman-v5</text:p>
          </table:table-cell>
          <table:table-cell table:formula="of:=&quot;&lt;td&gt;&amp;nbsp;&lt;a href=''&gt;&quot;&amp;[.A8]&amp;&quot;&lt;/a&gt;&quot;" office:value-type="string" office:string-value="&lt;td&gt;&amp;nbsp;&lt;a href=''&gt;Atlantis-v5&lt;/a&gt;" calcext:value-type="string">
            <text:p>&lt;td&gt;&amp;nbsp;&lt;a href=''&gt;Atlantis-v5&lt;/a&gt;</text:p>
          </table:table-cell>
          <table:table-cell table:formula="of:=&quot;&lt;td&gt;&amp;nbsp;&lt;a href=''&gt;&quot;&amp;[.B8]&amp;&quot;&lt;/a&gt;&quot;" office:value-type="string" office:string-value="&lt;td&gt;&amp;nbsp;&lt;a href=''&gt;Entombed-v5&lt;/a&gt;" calcext:value-type="string">
            <text:p>&lt;td&gt;&amp;nbsp;&lt;a href=''&gt;Entombed-v5&lt;/a&gt;</text:p>
          </table:table-cell>
          <table:table-cell table:formula="of:=&quot;&lt;td&gt;&amp;nbsp;&lt;a href=''&gt;&quot;&amp;[.C8]&amp;&quot;&lt;/a&gt;&quot;" office:value-type="string" office:string-value="&lt;td&gt;&amp;nbsp;&lt;a href=''&gt;LostLuggage-v5&lt;/a&gt;" calcext:value-type="string">
            <text:p>&lt;td&gt;&amp;nbsp;&lt;a href=''&gt;LostLuggage-v5&lt;/a&gt;</text:p>
          </table:table-cell>
          <table:table-cell table:formula="of:=&quot;&lt;td&gt;&amp;nbsp;&lt;a href=''&gt;&quot;&amp;[.D8]&amp;&quot;&lt;/a&gt;&quot;" office:value-type="string" office:string-value="&lt;td&gt;&amp;nbsp;&lt;a href=''&gt;Superman-v5&lt;/a&gt;" calcext:value-type="string">
            <text:p>&lt;td&gt;&amp;nbsp;&lt;a href=''&gt;Superman-v5&lt;/a&gt;</text:p>
          </table:table-cell>
          <table:table-cell table:formula="of:=&quot;&lt;tr&gt;&quot;&amp;[.E8]&amp;[.F8]&amp;[.G8]&amp;[.H8]&amp;&quot;&lt;/a&gt;&quot;" office:value-type="string" office:string-value="&lt;tr&gt;&lt;td&gt;&amp;nbsp;&lt;a href=''&gt;Atlantis-v5&lt;/a&gt;&lt;td&gt;&amp;nbsp;&lt;a href=''&gt;Entombed-v5&lt;/a&gt;&lt;td&gt;&amp;nbsp;&lt;a href=''&gt;LostLuggage-v5&lt;/a&gt;&lt;td&gt;&amp;nbsp;&lt;a href=''&gt;Superman-v5&lt;/a&gt;&lt;/a&gt;" calcext:value-type="string">
            <text:p>&lt;tr&gt;&lt;td&gt;&amp;nbsp;&lt;a href=''&gt;Atlantis-v5&lt;/a&gt;&lt;td&gt;&amp;nbsp;&lt;a href=''&gt;Entombed-v5&lt;/a&gt;&lt;td&gt;&amp;nbsp;&lt;a href=''&gt;LostLuggage-v5&lt;/a&gt;&lt;td&gt;&amp;nbsp;&lt;a href=''&gt;Superman-v5&lt;/a&gt;&lt;/a&gt;</text:p>
          </table:table-cell>
        </table:table-row>
        <table:table-row table:style-name="ro1">
          <table:table-cell office:value-type="string" calcext:value-type="string">
            <text:p>Atlantis2-v5</text:p>
          </table:table-cell>
          <table:table-cell office:value-type="string" calcext:value-type="string">
            <text:p>Et-v5</text:p>
          </table:table-cell>
          <table:table-cell office:value-type="string" calcext:value-type="string">
            <text:p>MarioBros-v5</text:p>
          </table:table-cell>
          <table:table-cell office:value-type="string" calcext:value-type="string">
            <text:p>Surround-v5</text:p>
          </table:table-cell>
          <table:table-cell table:formula="of:=&quot;&lt;td&gt;&amp;nbsp;&lt;a href=''&gt;&quot;&amp;[.A9]&amp;&quot;&lt;/a&gt;&quot;" office:value-type="string" office:string-value="&lt;td&gt;&amp;nbsp;&lt;a href=''&gt;Atlantis2-v5&lt;/a&gt;" calcext:value-type="string">
            <text:p>&lt;td&gt;&amp;nbsp;&lt;a href=''&gt;Atlantis2-v5&lt;/a&gt;</text:p>
          </table:table-cell>
          <table:table-cell table:formula="of:=&quot;&lt;td&gt;&amp;nbsp;&lt;a href=''&gt;&quot;&amp;[.B9]&amp;&quot;&lt;/a&gt;&quot;" office:value-type="string" office:string-value="&lt;td&gt;&amp;nbsp;&lt;a href=''&gt;Et-v5&lt;/a&gt;" calcext:value-type="string">
            <text:p>&lt;td&gt;&amp;nbsp;&lt;a href=''&gt;Et-v5&lt;/a&gt;</text:p>
          </table:table-cell>
          <table:table-cell table:formula="of:=&quot;&lt;td&gt;&amp;nbsp;&lt;a href=''&gt;&quot;&amp;[.C9]&amp;&quot;&lt;/a&gt;&quot;" office:value-type="string" office:string-value="&lt;td&gt;&amp;nbsp;&lt;a href=''&gt;MarioBros-v5&lt;/a&gt;" calcext:value-type="string">
            <text:p>&lt;td&gt;&amp;nbsp;&lt;a href=''&gt;MarioBros-v5&lt;/a&gt;</text:p>
          </table:table-cell>
          <table:table-cell table:formula="of:=&quot;&lt;td&gt;&amp;nbsp;&lt;a href=''&gt;&quot;&amp;[.D9]&amp;&quot;&lt;/a&gt;&quot;" office:value-type="string" office:string-value="&lt;td&gt;&amp;nbsp;&lt;a href=''&gt;Surround-v5&lt;/a&gt;" calcext:value-type="string">
            <text:p>&lt;td&gt;&amp;nbsp;&lt;a href=''&gt;Surround-v5&lt;/a&gt;</text:p>
          </table:table-cell>
          <table:table-cell table:formula="of:=&quot;&lt;tr&gt;&quot;&amp;[.E9]&amp;[.F9]&amp;[.G9]&amp;[.H9]&amp;&quot;&lt;/a&gt;&quot;" office:value-type="string" office:string-value="&lt;tr&gt;&lt;td&gt;&amp;nbsp;&lt;a href=''&gt;Atlantis2-v5&lt;/a&gt;&lt;td&gt;&amp;nbsp;&lt;a href=''&gt;Et-v5&lt;/a&gt;&lt;td&gt;&amp;nbsp;&lt;a href=''&gt;MarioBros-v5&lt;/a&gt;&lt;td&gt;&amp;nbsp;&lt;a href=''&gt;Surround-v5&lt;/a&gt;&lt;/a&gt;" calcext:value-type="string">
            <text:p>&lt;tr&gt;&lt;td&gt;&amp;nbsp;&lt;a href=''&gt;Atlantis2-v5&lt;/a&gt;&lt;td&gt;&amp;nbsp;&lt;a href=''&gt;Et-v5&lt;/a&gt;&lt;td&gt;&amp;nbsp;&lt;a href=''&gt;MarioBros-v5&lt;/a&gt;&lt;td&gt;&amp;nbsp;&lt;a href=''&gt;Surround-v5&lt;/a&gt;&lt;/a&gt;</text:p>
          </table:table-cell>
        </table:table-row>
        <table:table-row table:style-name="ro1">
          <table:table-cell office:value-type="string" calcext:value-type="string">
            <text:p>Backgammon-v5</text:p>
          </table:table-cell>
          <table:table-cell office:value-type="string" calcext:value-type="string">
            <text:p>FishingDerby-v5</text:p>
          </table:table-cell>
          <table:table-cell office:value-type="string" calcext:value-type="string">
            <text:p>MiniatureGolf-v5</text:p>
          </table:table-cell>
          <table:table-cell office:value-type="string" calcext:value-type="string">
            <text:p>Tennis-v5</text:p>
          </table:table-cell>
          <table:table-cell table:formula="of:=&quot;&lt;td&gt;&amp;nbsp;&lt;a href=''&gt;&quot;&amp;[.A10]&amp;&quot;&lt;/a&gt;&quot;" office:value-type="string" office:string-value="&lt;td&gt;&amp;nbsp;&lt;a href=''&gt;Backgammon-v5&lt;/a&gt;" calcext:value-type="string">
            <text:p>&lt;td&gt;&amp;nbsp;&lt;a href=''&gt;Backgammon-v5&lt;/a&gt;</text:p>
          </table:table-cell>
          <table:table-cell table:formula="of:=&quot;&lt;td&gt;&amp;nbsp;&lt;a href=''&gt;&quot;&amp;[.B10]&amp;&quot;&lt;/a&gt;&quot;" office:value-type="string" office:string-value="&lt;td&gt;&amp;nbsp;&lt;a href=''&gt;FishingDerby-v5&lt;/a&gt;" calcext:value-type="string">
            <text:p>&lt;td&gt;&amp;nbsp;&lt;a href=''&gt;FishingDerby-v5&lt;/a&gt;</text:p>
          </table:table-cell>
          <table:table-cell table:formula="of:=&quot;&lt;td&gt;&amp;nbsp;&lt;a href=''&gt;&quot;&amp;[.C10]&amp;&quot;&lt;/a&gt;&quot;" office:value-type="string" office:string-value="&lt;td&gt;&amp;nbsp;&lt;a href=''&gt;MiniatureGolf-v5&lt;/a&gt;" calcext:value-type="string">
            <text:p>&lt;td&gt;&amp;nbsp;&lt;a href=''&gt;MiniatureGolf-v5&lt;/a&gt;</text:p>
          </table:table-cell>
          <table:table-cell table:formula="of:=&quot;&lt;td&gt;&amp;nbsp;&lt;a href=''&gt;&quot;&amp;[.D10]&amp;&quot;&lt;/a&gt;&quot;" office:value-type="string" office:string-value="&lt;td&gt;&amp;nbsp;&lt;a href=''&gt;Tennis-v5&lt;/a&gt;" calcext:value-type="string">
            <text:p>&lt;td&gt;&amp;nbsp;&lt;a href=''&gt;Tennis-v5&lt;/a&gt;</text:p>
          </table:table-cell>
          <table:table-cell table:formula="of:=&quot;&lt;tr&gt;&quot;&amp;[.E10]&amp;[.F10]&amp;[.G10]&amp;[.H10]&amp;&quot;&lt;/a&gt;&quot;" office:value-type="string" office:string-value="&lt;tr&gt;&lt;td&gt;&amp;nbsp;&lt;a href=''&gt;Backgammon-v5&lt;/a&gt;&lt;td&gt;&amp;nbsp;&lt;a href=''&gt;FishingDerby-v5&lt;/a&gt;&lt;td&gt;&amp;nbsp;&lt;a href=''&gt;MiniatureGolf-v5&lt;/a&gt;&lt;td&gt;&amp;nbsp;&lt;a href=''&gt;Tennis-v5&lt;/a&gt;&lt;/a&gt;" calcext:value-type="string">
            <text:p>&lt;tr&gt;&lt;td&gt;&amp;nbsp;&lt;a href=''&gt;Backgammon-v5&lt;/a&gt;&lt;td&gt;&amp;nbsp;&lt;a href=''&gt;FishingDerby-v5&lt;/a&gt;&lt;td&gt;&amp;nbsp;&lt;a href=''&gt;MiniatureGolf-v5&lt;/a&gt;&lt;td&gt;&amp;nbsp;&lt;a href=''&gt;Tennis-v5&lt;/a&gt;&lt;/a&gt;</text:p>
          </table:table-cell>
        </table:table-row>
        <table:table-row table:style-name="ro1">
          <table:table-cell office:value-type="string" calcext:value-type="string">
            <text:p>BankHeist-v5</text:p>
          </table:table-cell>
          <table:table-cell office:value-type="string" calcext:value-type="string">
            <text:p>FlagCapture-v5</text:p>
          </table:table-cell>
          <table:table-cell office:value-type="string" calcext:value-type="string">
            <text:p>MontezumaRevenge-v5</text:p>
          </table:table-cell>
          <table:table-cell office:value-type="string" calcext:value-type="string">
            <text:p>Tetris-v5</text:p>
          </table:table-cell>
          <table:table-cell table:formula="of:=&quot;&lt;td&gt;&amp;nbsp;&lt;a href=''&gt;&quot;&amp;[.A11]&amp;&quot;&lt;/a&gt;&quot;" office:value-type="string" office:string-value="&lt;td&gt;&amp;nbsp;&lt;a href=''&gt;BankHeist-v5&lt;/a&gt;" calcext:value-type="string">
            <text:p>&lt;td&gt;&amp;nbsp;&lt;a href=''&gt;BankHeist-v5&lt;/a&gt;</text:p>
          </table:table-cell>
          <table:table-cell table:formula="of:=&quot;&lt;td&gt;&amp;nbsp;&lt;a href=''&gt;&quot;&amp;[.B11]&amp;&quot;&lt;/a&gt;&quot;" office:value-type="string" office:string-value="&lt;td&gt;&amp;nbsp;&lt;a href=''&gt;FlagCapture-v5&lt;/a&gt;" calcext:value-type="string">
            <text:p>&lt;td&gt;&amp;nbsp;&lt;a href=''&gt;FlagCapture-v5&lt;/a&gt;</text:p>
          </table:table-cell>
          <table:table-cell table:formula="of:=&quot;&lt;td&gt;&amp;nbsp;&lt;a href=''&gt;&quot;&amp;[.C11]&amp;&quot;&lt;/a&gt;&quot;" office:value-type="string" office:string-value="&lt;td&gt;&amp;nbsp;&lt;a href=''&gt;MontezumaRevenge-v5&lt;/a&gt;" calcext:value-type="string">
            <text:p>&lt;td&gt;&amp;nbsp;&lt;a href=''&gt;MontezumaRevenge-v5&lt;/a&gt;</text:p>
          </table:table-cell>
          <table:table-cell table:formula="of:=&quot;&lt;td&gt;&amp;nbsp;&lt;a href=''&gt;&quot;&amp;[.D11]&amp;&quot;&lt;/a&gt;&quot;" office:value-type="string" office:string-value="&lt;td&gt;&amp;nbsp;&lt;a href=''&gt;Tetris-v5&lt;/a&gt;" calcext:value-type="string">
            <text:p>&lt;td&gt;&amp;nbsp;&lt;a href=''&gt;Tetris-v5&lt;/a&gt;</text:p>
          </table:table-cell>
          <table:table-cell table:formula="of:=&quot;&lt;tr&gt;&quot;&amp;[.E11]&amp;[.F11]&amp;[.G11]&amp;[.H11]&amp;&quot;&lt;/a&gt;&quot;" office:value-type="string" office:string-value="&lt;tr&gt;&lt;td&gt;&amp;nbsp;&lt;a href=''&gt;BankHeist-v5&lt;/a&gt;&lt;td&gt;&amp;nbsp;&lt;a href=''&gt;FlagCapture-v5&lt;/a&gt;&lt;td&gt;&amp;nbsp;&lt;a href=''&gt;MontezumaRevenge-v5&lt;/a&gt;&lt;td&gt;&amp;nbsp;&lt;a href=''&gt;Tetris-v5&lt;/a&gt;&lt;/a&gt;" calcext:value-type="string">
            <text:p>&lt;tr&gt;&lt;td&gt;&amp;nbsp;&lt;a href=''&gt;BankHeist-v5&lt;/a&gt;&lt;td&gt;&amp;nbsp;&lt;a href=''&gt;FlagCapture-v5&lt;/a&gt;&lt;td&gt;&amp;nbsp;&lt;a href=''&gt;MontezumaRevenge-v5&lt;/a&gt;&lt;td&gt;&amp;nbsp;&lt;a href=''&gt;Tetris-v5&lt;/a&gt;&lt;/a&gt;</text:p>
          </table:table-cell>
        </table:table-row>
        <table:table-row table:style-name="ro1">
          <table:table-cell office:value-type="string" calcext:value-type="string">
            <text:p>BasicMath-v5</text:p>
          </table:table-cell>
          <table:table-cell office:value-type="string" calcext:value-type="string">
            <text:p>Freeway-v5</text:p>
          </table:table-cell>
          <table:table-cell office:value-type="string" calcext:value-type="string">
            <text:p>MrDo-v5</text:p>
          </table:table-cell>
          <table:table-cell office:value-type="string" calcext:value-type="string">
            <text:p>TicTacToe3D-v5</text:p>
          </table:table-cell>
          <table:table-cell table:formula="of:=&quot;&lt;td&gt;&amp;nbsp;&lt;a href=''&gt;&quot;&amp;[.A12]&amp;&quot;&lt;/a&gt;&quot;" office:value-type="string" office:string-value="&lt;td&gt;&amp;nbsp;&lt;a href=''&gt;BasicMath-v5&lt;/a&gt;" calcext:value-type="string">
            <text:p>&lt;td&gt;&amp;nbsp;&lt;a href=''&gt;BasicMath-v5&lt;/a&gt;</text:p>
          </table:table-cell>
          <table:table-cell table:formula="of:=&quot;&lt;td&gt;&amp;nbsp;&lt;a href=''&gt;&quot;&amp;[.B12]&amp;&quot;&lt;/a&gt;&quot;" office:value-type="string" office:string-value="&lt;td&gt;&amp;nbsp;&lt;a href=''&gt;Freeway-v5&lt;/a&gt;" calcext:value-type="string">
            <text:p>&lt;td&gt;&amp;nbsp;&lt;a href=''&gt;Freeway-v5&lt;/a&gt;</text:p>
          </table:table-cell>
          <table:table-cell table:formula="of:=&quot;&lt;td&gt;&amp;nbsp;&lt;a href=''&gt;&quot;&amp;[.C12]&amp;&quot;&lt;/a&gt;&quot;" office:value-type="string" office:string-value="&lt;td&gt;&amp;nbsp;&lt;a href=''&gt;MrDo-v5&lt;/a&gt;" calcext:value-type="string">
            <text:p>&lt;td&gt;&amp;nbsp;&lt;a href=''&gt;MrDo-v5&lt;/a&gt;</text:p>
          </table:table-cell>
          <table:table-cell table:formula="of:=&quot;&lt;td&gt;&amp;nbsp;&lt;a href=''&gt;&quot;&amp;[.D12]&amp;&quot;&lt;/a&gt;&quot;" office:value-type="string" office:string-value="&lt;td&gt;&amp;nbsp;&lt;a href=''&gt;TicTacToe3D-v5&lt;/a&gt;" calcext:value-type="string">
            <text:p>&lt;td&gt;&amp;nbsp;&lt;a href=''&gt;TicTacToe3D-v5&lt;/a&gt;</text:p>
          </table:table-cell>
          <table:table-cell table:formula="of:=&quot;&lt;tr&gt;&quot;&amp;[.E12]&amp;[.F12]&amp;[.G12]&amp;[.H12]&amp;&quot;&lt;/a&gt;&quot;" office:value-type="string" office:string-value="&lt;tr&gt;&lt;td&gt;&amp;nbsp;&lt;a href=''&gt;BasicMath-v5&lt;/a&gt;&lt;td&gt;&amp;nbsp;&lt;a href=''&gt;Freeway-v5&lt;/a&gt;&lt;td&gt;&amp;nbsp;&lt;a href=''&gt;MrDo-v5&lt;/a&gt;&lt;td&gt;&amp;nbsp;&lt;a href=''&gt;TicTacToe3D-v5&lt;/a&gt;&lt;/a&gt;" calcext:value-type="string">
            <text:p>&lt;tr&gt;&lt;td&gt;&amp;nbsp;&lt;a href=''&gt;BasicMath-v5&lt;/a&gt;&lt;td&gt;&amp;nbsp;&lt;a href=''&gt;Freeway-v5&lt;/a&gt;&lt;td&gt;&amp;nbsp;&lt;a href=''&gt;MrDo-v5&lt;/a&gt;&lt;td&gt;&amp;nbsp;&lt;a href=''&gt;TicTacToe3D-v5&lt;/a&gt;&lt;/a&gt;</text:p>
          </table:table-cell>
        </table:table-row>
        <table:table-row table:style-name="ro1">
          <table:table-cell office:value-type="string" calcext:value-type="string">
            <text:p>BattleZone-v5</text:p>
          </table:table-cell>
          <table:table-cell office:value-type="string" calcext:value-type="string">
            <text:p>Frogger-v5</text:p>
          </table:table-cell>
          <table:table-cell office:value-type="string" calcext:value-type="string">
            <text:p>MsPacman-v5</text:p>
          </table:table-cell>
          <table:table-cell office:value-type="string" calcext:value-type="string">
            <text:p>TimePilot-v5</text:p>
          </table:table-cell>
          <table:table-cell table:formula="of:=&quot;&lt;td&gt;&amp;nbsp;&lt;a href=''&gt;&quot;&amp;[.A13]&amp;&quot;&lt;/a&gt;&quot;" office:value-type="string" office:string-value="&lt;td&gt;&amp;nbsp;&lt;a href=''&gt;BattleZone-v5&lt;/a&gt;" calcext:value-type="string">
            <text:p>&lt;td&gt;&amp;nbsp;&lt;a href=''&gt;BattleZone-v5&lt;/a&gt;</text:p>
          </table:table-cell>
          <table:table-cell table:formula="of:=&quot;&lt;td&gt;&amp;nbsp;&lt;a href=''&gt;&quot;&amp;[.B13]&amp;&quot;&lt;/a&gt;&quot;" office:value-type="string" office:string-value="&lt;td&gt;&amp;nbsp;&lt;a href=''&gt;Frogger-v5&lt;/a&gt;" calcext:value-type="string">
            <text:p>&lt;td&gt;&amp;nbsp;&lt;a href=''&gt;Frogger-v5&lt;/a&gt;</text:p>
          </table:table-cell>
          <table:table-cell table:formula="of:=&quot;&lt;td&gt;&amp;nbsp;&lt;a href=''&gt;&quot;&amp;[.C13]&amp;&quot;&lt;/a&gt;&quot;" office:value-type="string" office:string-value="&lt;td&gt;&amp;nbsp;&lt;a href=''&gt;MsPacman-v5&lt;/a&gt;" calcext:value-type="string">
            <text:p>&lt;td&gt;&amp;nbsp;&lt;a href=''&gt;MsPacman-v5&lt;/a&gt;</text:p>
          </table:table-cell>
          <table:table-cell table:formula="of:=&quot;&lt;td&gt;&amp;nbsp;&lt;a href=''&gt;&quot;&amp;[.D13]&amp;&quot;&lt;/a&gt;&quot;" office:value-type="string" office:string-value="&lt;td&gt;&amp;nbsp;&lt;a href=''&gt;TimePilot-v5&lt;/a&gt;" calcext:value-type="string">
            <text:p>&lt;td&gt;&amp;nbsp;&lt;a href=''&gt;TimePilot-v5&lt;/a&gt;</text:p>
          </table:table-cell>
          <table:table-cell table:formula="of:=&quot;&lt;tr&gt;&quot;&amp;[.E13]&amp;[.F13]&amp;[.G13]&amp;[.H13]&amp;&quot;&lt;/a&gt;&quot;" office:value-type="string" office:string-value="&lt;tr&gt;&lt;td&gt;&amp;nbsp;&lt;a href=''&gt;BattleZone-v5&lt;/a&gt;&lt;td&gt;&amp;nbsp;&lt;a href=''&gt;Frogger-v5&lt;/a&gt;&lt;td&gt;&amp;nbsp;&lt;a href=''&gt;MsPacman-v5&lt;/a&gt;&lt;td&gt;&amp;nbsp;&lt;a href=''&gt;TimePilot-v5&lt;/a&gt;&lt;/a&gt;" calcext:value-type="string">
            <text:p>&lt;tr&gt;&lt;td&gt;&amp;nbsp;&lt;a href=''&gt;BattleZone-v5&lt;/a&gt;&lt;td&gt;&amp;nbsp;&lt;a href=''&gt;Frogger-v5&lt;/a&gt;&lt;td&gt;&amp;nbsp;&lt;a href=''&gt;MsPacman-v5&lt;/a&gt;&lt;td&gt;&amp;nbsp;&lt;a href=''&gt;TimePilot-v5&lt;/a&gt;&lt;/a&gt;</text:p>
          </table:table-cell>
        </table:table-row>
        <table:table-row table:style-name="ro1">
          <table:table-cell office:value-type="string" calcext:value-type="string">
            <text:p>BeamRider-v5</text:p>
          </table:table-cell>
          <table:table-cell office:value-type="string" calcext:value-type="string">
            <text:p>Frostbite-v5</text:p>
          </table:table-cell>
          <table:table-cell office:value-type="string" calcext:value-type="string">
            <text:p>NameThisGame-v5</text:p>
          </table:table-cell>
          <table:table-cell office:value-type="string" calcext:value-type="string">
            <text:p>Trondead-v5</text:p>
          </table:table-cell>
          <table:table-cell table:formula="of:=&quot;&lt;td&gt;&amp;nbsp;&lt;a href=''&gt;&quot;&amp;[.A14]&amp;&quot;&lt;/a&gt;&quot;" office:value-type="string" office:string-value="&lt;td&gt;&amp;nbsp;&lt;a href=''&gt;BeamRider-v5&lt;/a&gt;" calcext:value-type="string">
            <text:p>&lt;td&gt;&amp;nbsp;&lt;a href=''&gt;BeamRider-v5&lt;/a&gt;</text:p>
          </table:table-cell>
          <table:table-cell table:formula="of:=&quot;&lt;td&gt;&amp;nbsp;&lt;a href=''&gt;&quot;&amp;[.B14]&amp;&quot;&lt;/a&gt;&quot;" office:value-type="string" office:string-value="&lt;td&gt;&amp;nbsp;&lt;a href=''&gt;Frostbite-v5&lt;/a&gt;" calcext:value-type="string">
            <text:p>&lt;td&gt;&amp;nbsp;&lt;a href=''&gt;Frostbite-v5&lt;/a&gt;</text:p>
          </table:table-cell>
          <table:table-cell table:formula="of:=&quot;&lt;td&gt;&amp;nbsp;&lt;a href=''&gt;&quot;&amp;[.C14]&amp;&quot;&lt;/a&gt;&quot;" office:value-type="string" office:string-value="&lt;td&gt;&amp;nbsp;&lt;a href=''&gt;NameThisGame-v5&lt;/a&gt;" calcext:value-type="string">
            <text:p>&lt;td&gt;&amp;nbsp;&lt;a href=''&gt;NameThisGame-v5&lt;/a&gt;</text:p>
          </table:table-cell>
          <table:table-cell table:formula="of:=&quot;&lt;td&gt;&amp;nbsp;&lt;a href=''&gt;&quot;&amp;[.D14]&amp;&quot;&lt;/a&gt;&quot;" office:value-type="string" office:string-value="&lt;td&gt;&amp;nbsp;&lt;a href=''&gt;Trondead-v5&lt;/a&gt;" calcext:value-type="string">
            <text:p>&lt;td&gt;&amp;nbsp;&lt;a href=''&gt;Trondead-v5&lt;/a&gt;</text:p>
          </table:table-cell>
          <table:table-cell table:formula="of:=&quot;&lt;tr&gt;&quot;&amp;[.E14]&amp;[.F14]&amp;[.G14]&amp;[.H14]&amp;&quot;&lt;/a&gt;&quot;" office:value-type="string" office:string-value="&lt;tr&gt;&lt;td&gt;&amp;nbsp;&lt;a href=''&gt;BeamRider-v5&lt;/a&gt;&lt;td&gt;&amp;nbsp;&lt;a href=''&gt;Frostbite-v5&lt;/a&gt;&lt;td&gt;&amp;nbsp;&lt;a href=''&gt;NameThisGame-v5&lt;/a&gt;&lt;td&gt;&amp;nbsp;&lt;a href=''&gt;Trondead-v5&lt;/a&gt;&lt;/a&gt;" calcext:value-type="string">
            <text:p>&lt;tr&gt;&lt;td&gt;&amp;nbsp;&lt;a href=''&gt;BeamRider-v5&lt;/a&gt;&lt;td&gt;&amp;nbsp;&lt;a href=''&gt;Frostbite-v5&lt;/a&gt;&lt;td&gt;&amp;nbsp;&lt;a href=''&gt;NameThisGame-v5&lt;/a&gt;&lt;td&gt;&amp;nbsp;&lt;a href=''&gt;Trondead-v5&lt;/a&gt;&lt;/a&gt;</text:p>
          </table:table-cell>
        </table:table-row>
        <table:table-row table:style-name="ro1">
          <table:table-cell office:value-type="string" calcext:value-type="string">
            <text:p>Berzerk-v5</text:p>
          </table:table-cell>
          <table:table-cell office:value-type="string" calcext:value-type="string">
            <text:p>Galaxian-v5</text:p>
          </table:table-cell>
          <table:table-cell office:value-type="string" calcext:value-type="string">
            <text:p>Othello-v5</text:p>
          </table:table-cell>
          <table:table-cell office:value-type="string" calcext:value-type="string">
            <text:p>Turmoil-v5</text:p>
          </table:table-cell>
          <table:table-cell table:formula="of:=&quot;&lt;td&gt;&amp;nbsp;&lt;a href=''&gt;&quot;&amp;[.A15]&amp;&quot;&lt;/a&gt;&quot;" office:value-type="string" office:string-value="&lt;td&gt;&amp;nbsp;&lt;a href=''&gt;Berzerk-v5&lt;/a&gt;" calcext:value-type="string">
            <text:p>&lt;td&gt;&amp;nbsp;&lt;a href=''&gt;Berzerk-v5&lt;/a&gt;</text:p>
          </table:table-cell>
          <table:table-cell table:formula="of:=&quot;&lt;td&gt;&amp;nbsp;&lt;a href=''&gt;&quot;&amp;[.B15]&amp;&quot;&lt;/a&gt;&quot;" office:value-type="string" office:string-value="&lt;td&gt;&amp;nbsp;&lt;a href=''&gt;Galaxian-v5&lt;/a&gt;" calcext:value-type="string">
            <text:p>&lt;td&gt;&amp;nbsp;&lt;a href=''&gt;Galaxian-v5&lt;/a&gt;</text:p>
          </table:table-cell>
          <table:table-cell table:formula="of:=&quot;&lt;td&gt;&amp;nbsp;&lt;a href=''&gt;&quot;&amp;[.C15]&amp;&quot;&lt;/a&gt;&quot;" office:value-type="string" office:string-value="&lt;td&gt;&amp;nbsp;&lt;a href=''&gt;Othello-v5&lt;/a&gt;" calcext:value-type="string">
            <text:p>&lt;td&gt;&amp;nbsp;&lt;a href=''&gt;Othello-v5&lt;/a&gt;</text:p>
          </table:table-cell>
          <table:table-cell table:formula="of:=&quot;&lt;td&gt;&amp;nbsp;&lt;a href=''&gt;&quot;&amp;[.D15]&amp;&quot;&lt;/a&gt;&quot;" office:value-type="string" office:string-value="&lt;td&gt;&amp;nbsp;&lt;a href=''&gt;Turmoil-v5&lt;/a&gt;" calcext:value-type="string">
            <text:p>&lt;td&gt;&amp;nbsp;&lt;a href=''&gt;Turmoil-v5&lt;/a&gt;</text:p>
          </table:table-cell>
          <table:table-cell table:formula="of:=&quot;&lt;tr&gt;&quot;&amp;[.E15]&amp;[.F15]&amp;[.G15]&amp;[.H15]&amp;&quot;&lt;/a&gt;&quot;" office:value-type="string" office:string-value="&lt;tr&gt;&lt;td&gt;&amp;nbsp;&lt;a href=''&gt;Berzerk-v5&lt;/a&gt;&lt;td&gt;&amp;nbsp;&lt;a href=''&gt;Galaxian-v5&lt;/a&gt;&lt;td&gt;&amp;nbsp;&lt;a href=''&gt;Othello-v5&lt;/a&gt;&lt;td&gt;&amp;nbsp;&lt;a href=''&gt;Turmoil-v5&lt;/a&gt;&lt;/a&gt;" calcext:value-type="string">
            <text:p>&lt;tr&gt;&lt;td&gt;&amp;nbsp;&lt;a href=''&gt;Berzerk-v5&lt;/a&gt;&lt;td&gt;&amp;nbsp;&lt;a href=''&gt;Galaxian-v5&lt;/a&gt;&lt;td&gt;&amp;nbsp;&lt;a href=''&gt;Othello-v5&lt;/a&gt;&lt;td&gt;&amp;nbsp;&lt;a href=''&gt;Turmoil-v5&lt;/a&gt;&lt;/a&gt;</text:p>
          </table:table-cell>
        </table:table-row>
        <table:table-row table:style-name="ro1">
          <table:table-cell office:value-type="string" calcext:value-type="string">
            <text:p>Blackjack-v5</text:p>
          </table:table-cell>
          <table:table-cell office:value-type="string" calcext:value-type="string">
            <text:p>Gopher-v5</text:p>
          </table:table-cell>
          <table:table-cell office:value-type="string" calcext:value-type="string">
            <text:p>Pacman-v5</text:p>
          </table:table-cell>
          <table:table-cell office:value-type="string" calcext:value-type="string">
            <text:p>Tutankham-v5</text:p>
          </table:table-cell>
          <table:table-cell table:formula="of:=&quot;&lt;td&gt;&amp;nbsp;&lt;a href=''&gt;&quot;&amp;[.A16]&amp;&quot;&lt;/a&gt;&quot;" office:value-type="string" office:string-value="&lt;td&gt;&amp;nbsp;&lt;a href=''&gt;Blackjack-v5&lt;/a&gt;" calcext:value-type="string">
            <text:p>&lt;td&gt;&amp;nbsp;&lt;a href=''&gt;Blackjack-v5&lt;/a&gt;</text:p>
          </table:table-cell>
          <table:table-cell table:formula="of:=&quot;&lt;td&gt;&amp;nbsp;&lt;a href=''&gt;&quot;&amp;[.B16]&amp;&quot;&lt;/a&gt;&quot;" office:value-type="string" office:string-value="&lt;td&gt;&amp;nbsp;&lt;a href=''&gt;Gopher-v5&lt;/a&gt;" calcext:value-type="string">
            <text:p>&lt;td&gt;&amp;nbsp;&lt;a href=''&gt;Gopher-v5&lt;/a&gt;</text:p>
          </table:table-cell>
          <table:table-cell table:formula="of:=&quot;&lt;td&gt;&amp;nbsp;&lt;a href=''&gt;&quot;&amp;[.C16]&amp;&quot;&lt;/a&gt;&quot;" office:value-type="string" office:string-value="&lt;td&gt;&amp;nbsp;&lt;a href=''&gt;Pacman-v5&lt;/a&gt;" calcext:value-type="string">
            <text:p>&lt;td&gt;&amp;nbsp;&lt;a href=''&gt;Pacman-v5&lt;/a&gt;</text:p>
          </table:table-cell>
          <table:table-cell table:formula="of:=&quot;&lt;td&gt;&amp;nbsp;&lt;a href=''&gt;&quot;&amp;[.D16]&amp;&quot;&lt;/a&gt;&quot;" office:value-type="string" office:string-value="&lt;td&gt;&amp;nbsp;&lt;a href=''&gt;Tutankham-v5&lt;/a&gt;" calcext:value-type="string">
            <text:p>&lt;td&gt;&amp;nbsp;&lt;a href=''&gt;Tutankham-v5&lt;/a&gt;</text:p>
          </table:table-cell>
          <table:table-cell table:formula="of:=&quot;&lt;tr&gt;&quot;&amp;[.E16]&amp;[.F16]&amp;[.G16]&amp;[.H16]&amp;&quot;&lt;/a&gt;&quot;" office:value-type="string" office:string-value="&lt;tr&gt;&lt;td&gt;&amp;nbsp;&lt;a href=''&gt;Blackjack-v5&lt;/a&gt;&lt;td&gt;&amp;nbsp;&lt;a href=''&gt;Gopher-v5&lt;/a&gt;&lt;td&gt;&amp;nbsp;&lt;a href=''&gt;Pacman-v5&lt;/a&gt;&lt;td&gt;&amp;nbsp;&lt;a href=''&gt;Tutankham-v5&lt;/a&gt;&lt;/a&gt;" calcext:value-type="string">
            <text:p>&lt;tr&gt;&lt;td&gt;&amp;nbsp;&lt;a href=''&gt;Blackjack-v5&lt;/a&gt;&lt;td&gt;&amp;nbsp;&lt;a href=''&gt;Gopher-v5&lt;/a&gt;&lt;td&gt;&amp;nbsp;&lt;a href=''&gt;Pacman-v5&lt;/a&gt;&lt;td&gt;&amp;nbsp;&lt;a href=''&gt;Tutankham-v5&lt;/a&gt;&lt;/a&gt;</text:p>
          </table:table-cell>
        </table:table-row>
        <table:table-row table:style-name="ro1">
          <table:table-cell office:value-type="string" calcext:value-type="string">
            <text:p>Bowling-v5</text:p>
          </table:table-cell>
          <table:table-cell office:value-type="string" calcext:value-type="string">
            <text:p>Gravitar-v5</text:p>
          </table:table-cell>
          <table:table-cell office:value-type="string" calcext:value-type="string">
            <text:p>Phoenix-v5</text:p>
          </table:table-cell>
          <table:table-cell office:value-type="string" calcext:value-type="string">
            <text:p>UpNDown-v5</text:p>
          </table:table-cell>
          <table:table-cell table:formula="of:=&quot;&lt;td&gt;&amp;nbsp;&lt;a href=''&gt;&quot;&amp;[.A17]&amp;&quot;&lt;/a&gt;&quot;" office:value-type="string" office:string-value="&lt;td&gt;&amp;nbsp;&lt;a href=''&gt;Bowling-v5&lt;/a&gt;" calcext:value-type="string">
            <text:p>&lt;td&gt;&amp;nbsp;&lt;a href=''&gt;Bowling-v5&lt;/a&gt;</text:p>
          </table:table-cell>
          <table:table-cell table:formula="of:=&quot;&lt;td&gt;&amp;nbsp;&lt;a href=''&gt;&quot;&amp;[.B17]&amp;&quot;&lt;/a&gt;&quot;" office:value-type="string" office:string-value="&lt;td&gt;&amp;nbsp;&lt;a href=''&gt;Gravitar-v5&lt;/a&gt;" calcext:value-type="string">
            <text:p>&lt;td&gt;&amp;nbsp;&lt;a href=''&gt;Gravitar-v5&lt;/a&gt;</text:p>
          </table:table-cell>
          <table:table-cell table:formula="of:=&quot;&lt;td&gt;&amp;nbsp;&lt;a href=''&gt;&quot;&amp;[.C17]&amp;&quot;&lt;/a&gt;&quot;" office:value-type="string" office:string-value="&lt;td&gt;&amp;nbsp;&lt;a href=''&gt;Phoenix-v5&lt;/a&gt;" calcext:value-type="string">
            <text:p>&lt;td&gt;&amp;nbsp;&lt;a href=''&gt;Phoenix-v5&lt;/a&gt;</text:p>
          </table:table-cell>
          <table:table-cell table:formula="of:=&quot;&lt;td&gt;&amp;nbsp;&lt;a href=''&gt;&quot;&amp;[.D17]&amp;&quot;&lt;/a&gt;&quot;" office:value-type="string" office:string-value="&lt;td&gt;&amp;nbsp;&lt;a href=''&gt;UpNDown-v5&lt;/a&gt;" calcext:value-type="string">
            <text:p>&lt;td&gt;&amp;nbsp;&lt;a href=''&gt;UpNDown-v5&lt;/a&gt;</text:p>
          </table:table-cell>
          <table:table-cell table:formula="of:=&quot;&lt;tr&gt;&quot;&amp;[.E17]&amp;[.F17]&amp;[.G17]&amp;[.H17]&amp;&quot;&lt;/a&gt;&quot;" office:value-type="string" office:string-value="&lt;tr&gt;&lt;td&gt;&amp;nbsp;&lt;a href=''&gt;Bowling-v5&lt;/a&gt;&lt;td&gt;&amp;nbsp;&lt;a href=''&gt;Gravitar-v5&lt;/a&gt;&lt;td&gt;&amp;nbsp;&lt;a href=''&gt;Phoenix-v5&lt;/a&gt;&lt;td&gt;&amp;nbsp;&lt;a href=''&gt;UpNDown-v5&lt;/a&gt;&lt;/a&gt;" calcext:value-type="string">
            <text:p>&lt;tr&gt;&lt;td&gt;&amp;nbsp;&lt;a href=''&gt;Bowling-v5&lt;/a&gt;&lt;td&gt;&amp;nbsp;&lt;a href=''&gt;Gravitar-v5&lt;/a&gt;&lt;td&gt;&amp;nbsp;&lt;a href=''&gt;Phoenix-v5&lt;/a&gt;&lt;td&gt;&amp;nbsp;&lt;a href=''&gt;UpNDown-v5&lt;/a&gt;&lt;/a&gt;</text:p>
          </table:table-cell>
        </table:table-row>
        <table:table-row table:style-name="ro1">
          <table:table-cell office:value-type="string" calcext:value-type="string">
            <text:p>Boxing-v5</text:p>
          </table:table-cell>
          <table:table-cell office:value-type="string" calcext:value-type="string">
            <text:p>Hangman-v5</text:p>
          </table:table-cell>
          <table:table-cell office:value-type="string" calcext:value-type="string">
            <text:p>Pitfall-v5</text:p>
          </table:table-cell>
          <table:table-cell office:value-type="string" calcext:value-type="string">
            <text:p>Venture-v5</text:p>
          </table:table-cell>
          <table:table-cell table:formula="of:=&quot;&lt;td&gt;&amp;nbsp;&lt;a href=''&gt;&quot;&amp;[.A18]&amp;&quot;&lt;/a&gt;&quot;" office:value-type="string" office:string-value="&lt;td&gt;&amp;nbsp;&lt;a href=''&gt;Boxing-v5&lt;/a&gt;" calcext:value-type="string">
            <text:p>&lt;td&gt;&amp;nbsp;&lt;a href=''&gt;Boxing-v5&lt;/a&gt;</text:p>
          </table:table-cell>
          <table:table-cell table:formula="of:=&quot;&lt;td&gt;&amp;nbsp;&lt;a href=''&gt;&quot;&amp;[.B18]&amp;&quot;&lt;/a&gt;&quot;" office:value-type="string" office:string-value="&lt;td&gt;&amp;nbsp;&lt;a href=''&gt;Hangman-v5&lt;/a&gt;" calcext:value-type="string">
            <text:p>&lt;td&gt;&amp;nbsp;&lt;a href=''&gt;Hangman-v5&lt;/a&gt;</text:p>
          </table:table-cell>
          <table:table-cell table:formula="of:=&quot;&lt;td&gt;&amp;nbsp;&lt;a href=''&gt;&quot;&amp;[.C18]&amp;&quot;&lt;/a&gt;&quot;" office:value-type="string" office:string-value="&lt;td&gt;&amp;nbsp;&lt;a href=''&gt;Pitfall-v5&lt;/a&gt;" calcext:value-type="string">
            <text:p>&lt;td&gt;&amp;nbsp;&lt;a href=''&gt;Pitfall-v5&lt;/a&gt;</text:p>
          </table:table-cell>
          <table:table-cell table:formula="of:=&quot;&lt;td&gt;&amp;nbsp;&lt;a href=''&gt;&quot;&amp;[.D18]&amp;&quot;&lt;/a&gt;&quot;" office:value-type="string" office:string-value="&lt;td&gt;&amp;nbsp;&lt;a href=''&gt;Venture-v5&lt;/a&gt;" calcext:value-type="string">
            <text:p>&lt;td&gt;&amp;nbsp;&lt;a href=''&gt;Venture-v5&lt;/a&gt;</text:p>
          </table:table-cell>
          <table:table-cell table:formula="of:=&quot;&lt;tr&gt;&quot;&amp;[.E18]&amp;[.F18]&amp;[.G18]&amp;[.H18]&amp;&quot;&lt;/a&gt;&quot;" office:value-type="string" office:string-value="&lt;tr&gt;&lt;td&gt;&amp;nbsp;&lt;a href=''&gt;Boxing-v5&lt;/a&gt;&lt;td&gt;&amp;nbsp;&lt;a href=''&gt;Hangman-v5&lt;/a&gt;&lt;td&gt;&amp;nbsp;&lt;a href=''&gt;Pitfall-v5&lt;/a&gt;&lt;td&gt;&amp;nbsp;&lt;a href=''&gt;Venture-v5&lt;/a&gt;&lt;/a&gt;" calcext:value-type="string">
            <text:p>&lt;tr&gt;&lt;td&gt;&amp;nbsp;&lt;a href=''&gt;Boxing-v5&lt;/a&gt;&lt;td&gt;&amp;nbsp;&lt;a href=''&gt;Hangman-v5&lt;/a&gt;&lt;td&gt;&amp;nbsp;&lt;a href=''&gt;Pitfall-v5&lt;/a&gt;&lt;td&gt;&amp;nbsp;&lt;a href=''&gt;Venture-v5&lt;/a&gt;&lt;/a&gt;</text:p>
          </table:table-cell>
        </table:table-row>
        <table:table-row table:style-name="ro1">
          <table:table-cell office:value-type="string" calcext:value-type="string">
            <text:p>Breakout-v5</text:p>
          </table:table-cell>
          <table:table-cell office:value-type="string" calcext:value-type="string">
            <text:p>HauntedHouse-v5</text:p>
          </table:table-cell>
          <table:table-cell office:value-type="string" calcext:value-type="string">
            <text:p>Pitfall2-v5</text:p>
          </table:table-cell>
          <table:table-cell office:value-type="string" calcext:value-type="string">
            <text:p>VideoCheckers-v5</text:p>
          </table:table-cell>
          <table:table-cell table:formula="of:=&quot;&lt;td&gt;&amp;nbsp;&lt;a href=''&gt;&quot;&amp;[.A19]&amp;&quot;&lt;/a&gt;&quot;" office:value-type="string" office:string-value="&lt;td&gt;&amp;nbsp;&lt;a href=''&gt;Breakout-v5&lt;/a&gt;" calcext:value-type="string">
            <text:p>&lt;td&gt;&amp;nbsp;&lt;a href=''&gt;Breakout-v5&lt;/a&gt;</text:p>
          </table:table-cell>
          <table:table-cell table:formula="of:=&quot;&lt;td&gt;&amp;nbsp;&lt;a href=''&gt;&quot;&amp;[.B19]&amp;&quot;&lt;/a&gt;&quot;" office:value-type="string" office:string-value="&lt;td&gt;&amp;nbsp;&lt;a href=''&gt;HauntedHouse-v5&lt;/a&gt;" calcext:value-type="string">
            <text:p>&lt;td&gt;&amp;nbsp;&lt;a href=''&gt;HauntedHouse-v5&lt;/a&gt;</text:p>
          </table:table-cell>
          <table:table-cell table:formula="of:=&quot;&lt;td&gt;&amp;nbsp;&lt;a href=''&gt;&quot;&amp;[.C19]&amp;&quot;&lt;/a&gt;&quot;" office:value-type="string" office:string-value="&lt;td&gt;&amp;nbsp;&lt;a href=''&gt;Pitfall2-v5&lt;/a&gt;" calcext:value-type="string">
            <text:p>&lt;td&gt;&amp;nbsp;&lt;a href=''&gt;Pitfall2-v5&lt;/a&gt;</text:p>
          </table:table-cell>
          <table:table-cell table:formula="of:=&quot;&lt;td&gt;&amp;nbsp;&lt;a href=''&gt;&quot;&amp;[.D19]&amp;&quot;&lt;/a&gt;&quot;" office:value-type="string" office:string-value="&lt;td&gt;&amp;nbsp;&lt;a href=''&gt;VideoCheckers-v5&lt;/a&gt;" calcext:value-type="string">
            <text:p>&lt;td&gt;&amp;nbsp;&lt;a href=''&gt;VideoCheckers-v5&lt;/a&gt;</text:p>
          </table:table-cell>
          <table:table-cell table:formula="of:=&quot;&lt;tr&gt;&quot;&amp;[.E19]&amp;[.F19]&amp;[.G19]&amp;[.H19]&amp;&quot;&lt;/a&gt;&quot;" office:value-type="string" office:string-value="&lt;tr&gt;&lt;td&gt;&amp;nbsp;&lt;a href=''&gt;Breakout-v5&lt;/a&gt;&lt;td&gt;&amp;nbsp;&lt;a href=''&gt;HauntedHouse-v5&lt;/a&gt;&lt;td&gt;&amp;nbsp;&lt;a href=''&gt;Pitfall2-v5&lt;/a&gt;&lt;td&gt;&amp;nbsp;&lt;a href=''&gt;VideoCheckers-v5&lt;/a&gt;&lt;/a&gt;" calcext:value-type="string">
            <text:p>&lt;tr&gt;&lt;td&gt;&amp;nbsp;&lt;a href=''&gt;Breakout-v5&lt;/a&gt;&lt;td&gt;&amp;nbsp;&lt;a href=''&gt;HauntedHouse-v5&lt;/a&gt;&lt;td&gt;&amp;nbsp;&lt;a href=''&gt;Pitfall2-v5&lt;/a&gt;&lt;td&gt;&amp;nbsp;&lt;a href=''&gt;VideoCheckers-v5&lt;/a&gt;&lt;/a&gt;</text:p>
          </table:table-cell>
        </table:table-row>
        <table:table-row table:style-name="ro1">
          <table:table-cell office:value-type="string" calcext:value-type="string">
            <text:p>Carnival-v5</text:p>
          </table:table-cell>
          <table:table-cell office:value-type="string" calcext:value-type="string">
            <text:p>Hero-v5</text:p>
          </table:table-cell>
          <table:table-cell office:value-type="string" calcext:value-type="string">
            <text:p>Pong-v5</text:p>
          </table:table-cell>
          <table:table-cell office:value-type="string" calcext:value-type="string">
            <text:p>VideoChess-v5</text:p>
          </table:table-cell>
          <table:table-cell table:formula="of:=&quot;&lt;td&gt;&amp;nbsp;&lt;a href=''&gt;&quot;&amp;[.A20]&amp;&quot;&lt;/a&gt;&quot;" office:value-type="string" office:string-value="&lt;td&gt;&amp;nbsp;&lt;a href=''&gt;Carnival-v5&lt;/a&gt;" calcext:value-type="string">
            <text:p>&lt;td&gt;&amp;nbsp;&lt;a href=''&gt;Carnival-v5&lt;/a&gt;</text:p>
          </table:table-cell>
          <table:table-cell table:formula="of:=&quot;&lt;td&gt;&amp;nbsp;&lt;a href=''&gt;&quot;&amp;[.B20]&amp;&quot;&lt;/a&gt;&quot;" office:value-type="string" office:string-value="&lt;td&gt;&amp;nbsp;&lt;a href=''&gt;Hero-v5&lt;/a&gt;" calcext:value-type="string">
            <text:p>&lt;td&gt;&amp;nbsp;&lt;a href=''&gt;Hero-v5&lt;/a&gt;</text:p>
          </table:table-cell>
          <table:table-cell table:formula="of:=&quot;&lt;td&gt;&amp;nbsp;&lt;a href=''&gt;&quot;&amp;[.C20]&amp;&quot;&lt;/a&gt;&quot;" office:value-type="string" office:string-value="&lt;td&gt;&amp;nbsp;&lt;a href=''&gt;Pong-v5&lt;/a&gt;" calcext:value-type="string">
            <text:p>&lt;td&gt;&amp;nbsp;&lt;a href=''&gt;Pong-v5&lt;/a&gt;</text:p>
          </table:table-cell>
          <table:table-cell table:formula="of:=&quot;&lt;td&gt;&amp;nbsp;&lt;a href=''&gt;&quot;&amp;[.D20]&amp;&quot;&lt;/a&gt;&quot;" office:value-type="string" office:string-value="&lt;td&gt;&amp;nbsp;&lt;a href=''&gt;VideoChess-v5&lt;/a&gt;" calcext:value-type="string">
            <text:p>&lt;td&gt;&amp;nbsp;&lt;a href=''&gt;VideoChess-v5&lt;/a&gt;</text:p>
          </table:table-cell>
          <table:table-cell table:formula="of:=&quot;&lt;tr&gt;&quot;&amp;[.E20]&amp;[.F20]&amp;[.G20]&amp;[.H20]&amp;&quot;&lt;/a&gt;&quot;" office:value-type="string" office:string-value="&lt;tr&gt;&lt;td&gt;&amp;nbsp;&lt;a href=''&gt;Carnival-v5&lt;/a&gt;&lt;td&gt;&amp;nbsp;&lt;a href=''&gt;Hero-v5&lt;/a&gt;&lt;td&gt;&amp;nbsp;&lt;a href=''&gt;Pong-v5&lt;/a&gt;&lt;td&gt;&amp;nbsp;&lt;a href=''&gt;VideoChess-v5&lt;/a&gt;&lt;/a&gt;" calcext:value-type="string">
            <text:p>&lt;tr&gt;&lt;td&gt;&amp;nbsp;&lt;a href=''&gt;Carnival-v5&lt;/a&gt;&lt;td&gt;&amp;nbsp;&lt;a href=''&gt;Hero-v5&lt;/a&gt;&lt;td&gt;&amp;nbsp;&lt;a href=''&gt;Pong-v5&lt;/a&gt;&lt;td&gt;&amp;nbsp;&lt;a href=''&gt;VideoChess-v5&lt;/a&gt;&lt;/a&gt;</text:p>
          </table:table-cell>
        </table:table-row>
        <table:table-row table:style-name="ro1">
          <table:table-cell office:value-type="string" calcext:value-type="string">
            <text:p>Casino-v5</text:p>
          </table:table-cell>
          <table:table-cell office:value-type="string" calcext:value-type="string">
            <text:p>HumanCannonball-v5</text:p>
          </table:table-cell>
          <table:table-cell office:value-type="string" calcext:value-type="string">
            <text:p>Pooyan-v5</text:p>
          </table:table-cell>
          <table:table-cell office:value-type="string" calcext:value-type="string">
            <text:p>VideoCube-v5</text:p>
          </table:table-cell>
          <table:table-cell table:formula="of:=&quot;&lt;td&gt;&amp;nbsp;&lt;a href=''&gt;&quot;&amp;[.A21]&amp;&quot;&lt;/a&gt;&quot;" office:value-type="string" office:string-value="&lt;td&gt;&amp;nbsp;&lt;a href=''&gt;Casino-v5&lt;/a&gt;" calcext:value-type="string">
            <text:p>&lt;td&gt;&amp;nbsp;&lt;a href=''&gt;Casino-v5&lt;/a&gt;</text:p>
          </table:table-cell>
          <table:table-cell table:formula="of:=&quot;&lt;td&gt;&amp;nbsp;&lt;a href=''&gt;&quot;&amp;[.B21]&amp;&quot;&lt;/a&gt;&quot;" office:value-type="string" office:string-value="&lt;td&gt;&amp;nbsp;&lt;a href=''&gt;HumanCannonball-v5&lt;/a&gt;" calcext:value-type="string">
            <text:p>&lt;td&gt;&amp;nbsp;&lt;a href=''&gt;HumanCannonball-v5&lt;/a&gt;</text:p>
          </table:table-cell>
          <table:table-cell table:formula="of:=&quot;&lt;td&gt;&amp;nbsp;&lt;a href=''&gt;&quot;&amp;[.C21]&amp;&quot;&lt;/a&gt;&quot;" office:value-type="string" office:string-value="&lt;td&gt;&amp;nbsp;&lt;a href=''&gt;Pooyan-v5&lt;/a&gt;" calcext:value-type="string">
            <text:p>&lt;td&gt;&amp;nbsp;&lt;a href=''&gt;Pooyan-v5&lt;/a&gt;</text:p>
          </table:table-cell>
          <table:table-cell table:formula="of:=&quot;&lt;td&gt;&amp;nbsp;&lt;a href=''&gt;&quot;&amp;[.D21]&amp;&quot;&lt;/a&gt;&quot;" office:value-type="string" office:string-value="&lt;td&gt;&amp;nbsp;&lt;a href=''&gt;VideoCube-v5&lt;/a&gt;" calcext:value-type="string">
            <text:p>&lt;td&gt;&amp;nbsp;&lt;a href=''&gt;VideoCube-v5&lt;/a&gt;</text:p>
          </table:table-cell>
          <table:table-cell table:formula="of:=&quot;&lt;tr&gt;&quot;&amp;[.E21]&amp;[.F21]&amp;[.G21]&amp;[.H21]&amp;&quot;&lt;/a&gt;&quot;" office:value-type="string" office:string-value="&lt;tr&gt;&lt;td&gt;&amp;nbsp;&lt;a href=''&gt;Casino-v5&lt;/a&gt;&lt;td&gt;&amp;nbsp;&lt;a href=''&gt;HumanCannonball-v5&lt;/a&gt;&lt;td&gt;&amp;nbsp;&lt;a href=''&gt;Pooyan-v5&lt;/a&gt;&lt;td&gt;&amp;nbsp;&lt;a href=''&gt;VideoCube-v5&lt;/a&gt;&lt;/a&gt;" calcext:value-type="string">
            <text:p>&lt;tr&gt;&lt;td&gt;&amp;nbsp;&lt;a href=''&gt;Casino-v5&lt;/a&gt;&lt;td&gt;&amp;nbsp;&lt;a href=''&gt;HumanCannonball-v5&lt;/a&gt;&lt;td&gt;&amp;nbsp;&lt;a href=''&gt;Pooyan-v5&lt;/a&gt;&lt;td&gt;&amp;nbsp;&lt;a href=''&gt;VideoCube-v5&lt;/a&gt;&lt;/a&gt;</text:p>
          </table:table-cell>
        </table:table-row>
        <table:table-row table:style-name="ro1">
          <table:table-cell office:value-type="string" calcext:value-type="string">
            <text:p>Centipede-v5</text:p>
          </table:table-cell>
          <table:table-cell office:value-type="string" calcext:value-type="string">
            <text:p>IceHockey-v5</text:p>
          </table:table-cell>
          <table:table-cell office:value-type="string" calcext:value-type="string">
            <text:p>PrivateEye-v5</text:p>
          </table:table-cell>
          <table:table-cell office:value-type="string" calcext:value-type="string">
            <text:p>VideoPinball-v5</text:p>
          </table:table-cell>
          <table:table-cell table:formula="of:=&quot;&lt;td&gt;&amp;nbsp;&lt;a href=''&gt;&quot;&amp;[.A22]&amp;&quot;&lt;/a&gt;&quot;" office:value-type="string" office:string-value="&lt;td&gt;&amp;nbsp;&lt;a href=''&gt;Centipede-v5&lt;/a&gt;" calcext:value-type="string">
            <text:p>&lt;td&gt;&amp;nbsp;&lt;a href=''&gt;Centipede-v5&lt;/a&gt;</text:p>
          </table:table-cell>
          <table:table-cell table:formula="of:=&quot;&lt;td&gt;&amp;nbsp;&lt;a href=''&gt;&quot;&amp;[.B22]&amp;&quot;&lt;/a&gt;&quot;" office:value-type="string" office:string-value="&lt;td&gt;&amp;nbsp;&lt;a href=''&gt;IceHockey-v5&lt;/a&gt;" calcext:value-type="string">
            <text:p>&lt;td&gt;&amp;nbsp;&lt;a href=''&gt;IceHockey-v5&lt;/a&gt;</text:p>
          </table:table-cell>
          <table:table-cell table:formula="of:=&quot;&lt;td&gt;&amp;nbsp;&lt;a href=''&gt;&quot;&amp;[.C22]&amp;&quot;&lt;/a&gt;&quot;" office:value-type="string" office:string-value="&lt;td&gt;&amp;nbsp;&lt;a href=''&gt;PrivateEye-v5&lt;/a&gt;" calcext:value-type="string">
            <text:p>&lt;td&gt;&amp;nbsp;&lt;a href=''&gt;PrivateEye-v5&lt;/a&gt;</text:p>
          </table:table-cell>
          <table:table-cell table:formula="of:=&quot;&lt;td&gt;&amp;nbsp;&lt;a href=''&gt;&quot;&amp;[.D22]&amp;&quot;&lt;/a&gt;&quot;" office:value-type="string" office:string-value="&lt;td&gt;&amp;nbsp;&lt;a href=''&gt;VideoPinball-v5&lt;/a&gt;" calcext:value-type="string">
            <text:p>&lt;td&gt;&amp;nbsp;&lt;a href=''&gt;VideoPinball-v5&lt;/a&gt;</text:p>
          </table:table-cell>
          <table:table-cell table:formula="of:=&quot;&lt;tr&gt;&quot;&amp;[.E22]&amp;[.F22]&amp;[.G22]&amp;[.H22]&amp;&quot;&lt;/a&gt;&quot;" office:value-type="string" office:string-value="&lt;tr&gt;&lt;td&gt;&amp;nbsp;&lt;a href=''&gt;Centipede-v5&lt;/a&gt;&lt;td&gt;&amp;nbsp;&lt;a href=''&gt;IceHockey-v5&lt;/a&gt;&lt;td&gt;&amp;nbsp;&lt;a href=''&gt;PrivateEye-v5&lt;/a&gt;&lt;td&gt;&amp;nbsp;&lt;a href=''&gt;VideoPinball-v5&lt;/a&gt;&lt;/a&gt;" calcext:value-type="string">
            <text:p>&lt;tr&gt;&lt;td&gt;&amp;nbsp;&lt;a href=''&gt;Centipede-v5&lt;/a&gt;&lt;td&gt;&amp;nbsp;&lt;a href=''&gt;IceHockey-v5&lt;/a&gt;&lt;td&gt;&amp;nbsp;&lt;a href=''&gt;PrivateEye-v5&lt;/a&gt;&lt;td&gt;&amp;nbsp;&lt;a href=''&gt;VideoPinball-v5&lt;/a&gt;&lt;/a&gt;</text:p>
          </table:table-cell>
        </table:table-row>
        <table:table-row table:style-name="ro1">
          <table:table-cell office:value-type="string" calcext:value-type="string">
            <text:p>ChopperCommand-v5</text:p>
          </table:table-cell>
          <table:table-cell office:value-type="string" calcext:value-type="string">
            <text:p>Jamesbond-v5</text:p>
          </table:table-cell>
          <table:table-cell office:value-type="string" calcext:value-type="string">
            <text:p>Qbert-v5</text:p>
          </table:table-cell>
          <table:table-cell office:value-type="string" calcext:value-type="string">
            <text:p>WizardOfWor-v5</text:p>
          </table:table-cell>
          <table:table-cell table:formula="of:=&quot;&lt;td&gt;&amp;nbsp;&lt;a href=''&gt;&quot;&amp;[.A23]&amp;&quot;&lt;/a&gt;&quot;" office:value-type="string" office:string-value="&lt;td&gt;&amp;nbsp;&lt;a href=''&gt;ChopperCommand-v5&lt;/a&gt;" calcext:value-type="string">
            <text:p>&lt;td&gt;&amp;nbsp;&lt;a href=''&gt;ChopperCommand-v5&lt;/a&gt;</text:p>
          </table:table-cell>
          <table:table-cell table:formula="of:=&quot;&lt;td&gt;&amp;nbsp;&lt;a href=''&gt;&quot;&amp;[.B23]&amp;&quot;&lt;/a&gt;&quot;" office:value-type="string" office:string-value="&lt;td&gt;&amp;nbsp;&lt;a href=''&gt;Jamesbond-v5&lt;/a&gt;" calcext:value-type="string">
            <text:p>&lt;td&gt;&amp;nbsp;&lt;a href=''&gt;Jamesbond-v5&lt;/a&gt;</text:p>
          </table:table-cell>
          <table:table-cell table:formula="of:=&quot;&lt;td&gt;&amp;nbsp;&lt;a href=''&gt;&quot;&amp;[.C23]&amp;&quot;&lt;/a&gt;&quot;" office:value-type="string" office:string-value="&lt;td&gt;&amp;nbsp;&lt;a href=''&gt;Qbert-v5&lt;/a&gt;" calcext:value-type="string">
            <text:p>&lt;td&gt;&amp;nbsp;&lt;a href=''&gt;Qbert-v5&lt;/a&gt;</text:p>
          </table:table-cell>
          <table:table-cell table:formula="of:=&quot;&lt;td&gt;&amp;nbsp;&lt;a href=''&gt;&quot;&amp;[.D23]&amp;&quot;&lt;/a&gt;&quot;" office:value-type="string" office:string-value="&lt;td&gt;&amp;nbsp;&lt;a href=''&gt;WizardOfWor-v5&lt;/a&gt;" calcext:value-type="string">
            <text:p>&lt;td&gt;&amp;nbsp;&lt;a href=''&gt;WizardOfWor-v5&lt;/a&gt;</text:p>
          </table:table-cell>
          <table:table-cell table:formula="of:=&quot;&lt;tr&gt;&quot;&amp;[.E23]&amp;[.F23]&amp;[.G23]&amp;[.H23]&amp;&quot;&lt;/a&gt;&quot;" office:value-type="string" office:string-value="&lt;tr&gt;&lt;td&gt;&amp;nbsp;&lt;a href=''&gt;ChopperCommand-v5&lt;/a&gt;&lt;td&gt;&amp;nbsp;&lt;a href=''&gt;Jamesbond-v5&lt;/a&gt;&lt;td&gt;&amp;nbsp;&lt;a href=''&gt;Qbert-v5&lt;/a&gt;&lt;td&gt;&amp;nbsp;&lt;a href=''&gt;WizardOfWor-v5&lt;/a&gt;&lt;/a&gt;" calcext:value-type="string">
            <text:p>&lt;tr&gt;&lt;td&gt;&amp;nbsp;&lt;a href=''&gt;ChopperCommand-v5&lt;/a&gt;&lt;td&gt;&amp;nbsp;&lt;a href=''&gt;Jamesbond-v5&lt;/a&gt;&lt;td&gt;&amp;nbsp;&lt;a href=''&gt;Qbert-v5&lt;/a&gt;&lt;td&gt;&amp;nbsp;&lt;a href=''&gt;WizardOfWor-v5&lt;/a&gt;&lt;/a&gt;</text:p>
          </table:table-cell>
        </table:table-row>
        <table:table-row table:style-name="ro1">
          <table:table-cell office:value-type="string" calcext:value-type="string">
            <text:p>CrazyClimber-v5</text:p>
          </table:table-cell>
          <table:table-cell office:value-type="string" calcext:value-type="string">
            <text:p>JourneyEscape-v5</text:p>
          </table:table-cell>
          <table:table-cell office:value-type="string" calcext:value-type="string">
            <text:p>Riverraid-v5</text:p>
          </table:table-cell>
          <table:table-cell office:value-type="string" calcext:value-type="string">
            <text:p>WordZapper-v5</text:p>
          </table:table-cell>
          <table:table-cell table:formula="of:=&quot;&lt;td&gt;&amp;nbsp;&lt;a href=''&gt;&quot;&amp;[.A24]&amp;&quot;&lt;/a&gt;&quot;" office:value-type="string" office:string-value="&lt;td&gt;&amp;nbsp;&lt;a href=''&gt;CrazyClimber-v5&lt;/a&gt;" calcext:value-type="string">
            <text:p>&lt;td&gt;&amp;nbsp;&lt;a href=''&gt;CrazyClimber-v5&lt;/a&gt;</text:p>
          </table:table-cell>
          <table:table-cell table:formula="of:=&quot;&lt;td&gt;&amp;nbsp;&lt;a href=''&gt;&quot;&amp;[.B24]&amp;&quot;&lt;/a&gt;&quot;" office:value-type="string" office:string-value="&lt;td&gt;&amp;nbsp;&lt;a href=''&gt;JourneyEscape-v5&lt;/a&gt;" calcext:value-type="string">
            <text:p>&lt;td&gt;&amp;nbsp;&lt;a href=''&gt;JourneyEscape-v5&lt;/a&gt;</text:p>
          </table:table-cell>
          <table:table-cell table:formula="of:=&quot;&lt;td&gt;&amp;nbsp;&lt;a href=''&gt;&quot;&amp;[.C24]&amp;&quot;&lt;/a&gt;&quot;" office:value-type="string" office:string-value="&lt;td&gt;&amp;nbsp;&lt;a href=''&gt;Riverraid-v5&lt;/a&gt;" calcext:value-type="string">
            <text:p>&lt;td&gt;&amp;nbsp;&lt;a href=''&gt;Riverraid-v5&lt;/a&gt;</text:p>
          </table:table-cell>
          <table:table-cell table:formula="of:=&quot;&lt;td&gt;&amp;nbsp;&lt;a href=''&gt;&quot;&amp;[.D24]&amp;&quot;&lt;/a&gt;&quot;" office:value-type="string" office:string-value="&lt;td&gt;&amp;nbsp;&lt;a href=''&gt;WordZapper-v5&lt;/a&gt;" calcext:value-type="string">
            <text:p>&lt;td&gt;&amp;nbsp;&lt;a href=''&gt;WordZapper-v5&lt;/a&gt;</text:p>
          </table:table-cell>
          <table:table-cell table:formula="of:=&quot;&lt;tr&gt;&quot;&amp;[.E24]&amp;[.F24]&amp;[.G24]&amp;[.H24]&amp;&quot;&lt;/a&gt;&quot;" office:value-type="string" office:string-value="&lt;tr&gt;&lt;td&gt;&amp;nbsp;&lt;a href=''&gt;CrazyClimber-v5&lt;/a&gt;&lt;td&gt;&amp;nbsp;&lt;a href=''&gt;JourneyEscape-v5&lt;/a&gt;&lt;td&gt;&amp;nbsp;&lt;a href=''&gt;Riverraid-v5&lt;/a&gt;&lt;td&gt;&amp;nbsp;&lt;a href=''&gt;WordZapper-v5&lt;/a&gt;&lt;/a&gt;" calcext:value-type="string">
            <text:p>&lt;tr&gt;&lt;td&gt;&amp;nbsp;&lt;a href=''&gt;CrazyClimber-v5&lt;/a&gt;&lt;td&gt;&amp;nbsp;&lt;a href=''&gt;JourneyEscape-v5&lt;/a&gt;&lt;td&gt;&amp;nbsp;&lt;a href=''&gt;Riverraid-v5&lt;/a&gt;&lt;td&gt;&amp;nbsp;&lt;a href=''&gt;WordZapper-v5&lt;/a&gt;&lt;/a&gt;</text:p>
          </table:table-cell>
        </table:table-row>
        <table:table-row table:style-name="ro1">
          <table:table-cell office:value-type="string" calcext:value-type="string">
            <text:p>Crossbow-v5</text:p>
          </table:table-cell>
          <table:table-cell office:value-type="string" calcext:value-type="string">
            <text:p>Kaboom-v5</text:p>
          </table:table-cell>
          <table:table-cell office:value-type="string" calcext:value-type="string">
            <text:p>RoadRunner-v5</text:p>
          </table:table-cell>
          <table:table-cell office:value-type="string" calcext:value-type="string">
            <text:p>YarsRevenge-v5</text:p>
          </table:table-cell>
          <table:table-cell table:formula="of:=&quot;&lt;td&gt;&amp;nbsp;&lt;a href=''&gt;&quot;&amp;[.A25]&amp;&quot;&lt;/a&gt;&quot;" office:value-type="string" office:string-value="&lt;td&gt;&amp;nbsp;&lt;a href=''&gt;Crossbow-v5&lt;/a&gt;" calcext:value-type="string">
            <text:p>&lt;td&gt;&amp;nbsp;&lt;a href=''&gt;Crossbow-v5&lt;/a&gt;</text:p>
          </table:table-cell>
          <table:table-cell table:formula="of:=&quot;&lt;td&gt;&amp;nbsp;&lt;a href=''&gt;&quot;&amp;[.B25]&amp;&quot;&lt;/a&gt;&quot;" office:value-type="string" office:string-value="&lt;td&gt;&amp;nbsp;&lt;a href=''&gt;Kaboom-v5&lt;/a&gt;" calcext:value-type="string">
            <text:p>&lt;td&gt;&amp;nbsp;&lt;a href=''&gt;Kaboom-v5&lt;/a&gt;</text:p>
          </table:table-cell>
          <table:table-cell table:formula="of:=&quot;&lt;td&gt;&amp;nbsp;&lt;a href=''&gt;&quot;&amp;[.C25]&amp;&quot;&lt;/a&gt;&quot;" office:value-type="string" office:string-value="&lt;td&gt;&amp;nbsp;&lt;a href=''&gt;RoadRunner-v5&lt;/a&gt;" calcext:value-type="string">
            <text:p>&lt;td&gt;&amp;nbsp;&lt;a href=''&gt;RoadRunner-v5&lt;/a&gt;</text:p>
          </table:table-cell>
          <table:table-cell table:formula="of:=&quot;&lt;td&gt;&amp;nbsp;&lt;a href=''&gt;&quot;&amp;[.D25]&amp;&quot;&lt;/a&gt;&quot;" office:value-type="string" office:string-value="&lt;td&gt;&amp;nbsp;&lt;a href=''&gt;YarsRevenge-v5&lt;/a&gt;" calcext:value-type="string">
            <text:p>&lt;td&gt;&amp;nbsp;&lt;a href=''&gt;YarsRevenge-v5&lt;/a&gt;</text:p>
          </table:table-cell>
          <table:table-cell table:formula="of:=&quot;&lt;tr&gt;&quot;&amp;[.E25]&amp;[.F25]&amp;[.G25]&amp;[.H25]&amp;&quot;&lt;/a&gt;&quot;" office:value-type="string" office:string-value="&lt;tr&gt;&lt;td&gt;&amp;nbsp;&lt;a href=''&gt;Crossbow-v5&lt;/a&gt;&lt;td&gt;&amp;nbsp;&lt;a href=''&gt;Kaboom-v5&lt;/a&gt;&lt;td&gt;&amp;nbsp;&lt;a href=''&gt;RoadRunner-v5&lt;/a&gt;&lt;td&gt;&amp;nbsp;&lt;a href=''&gt;YarsRevenge-v5&lt;/a&gt;&lt;/a&gt;" calcext:value-type="string">
            <text:p>&lt;tr&gt;&lt;td&gt;&amp;nbsp;&lt;a href=''&gt;Crossbow-v5&lt;/a&gt;&lt;td&gt;&amp;nbsp;&lt;a href=''&gt;Kaboom-v5&lt;/a&gt;&lt;td&gt;&amp;nbsp;&lt;a href=''&gt;RoadRunner-v5&lt;/a&gt;&lt;td&gt;&amp;nbsp;&lt;a href=''&gt;YarsRevenge-v5&lt;/a&gt;&lt;/a&gt;</text:p>
          </table:table-cell>
        </table:table-row>
        <table:table-row table:style-name="ro1">
          <table:table-cell office:value-type="string" calcext:value-type="string">
            <text:p>Darkchambers-v5</text:p>
          </table:table-cell>
          <table:table-cell office:value-type="string" calcext:value-type="string">
            <text:p>Kangaroo-v5</text:p>
          </table:table-cell>
          <table:table-cell office:value-type="string" calcext:value-type="string">
            <text:p>Robotank-v5</text:p>
          </table:table-cell>
          <table:table-cell office:value-type="string" calcext:value-type="string">
            <text:p>Zaxxon-v5</text:p>
          </table:table-cell>
          <table:table-cell table:formula="of:=&quot;&lt;td&gt;&amp;nbsp;&lt;a href=''&gt;&quot;&amp;[.A26]&amp;&quot;&lt;/a&gt;&quot;" office:value-type="string" office:string-value="&lt;td&gt;&amp;nbsp;&lt;a href=''&gt;Darkchambers-v5&lt;/a&gt;" calcext:value-type="string">
            <text:p>&lt;td&gt;&amp;nbsp;&lt;a href=''&gt;Darkchambers-v5&lt;/a&gt;</text:p>
          </table:table-cell>
          <table:table-cell table:formula="of:=&quot;&lt;td&gt;&amp;nbsp;&lt;a href=''&gt;&quot;&amp;[.B26]&amp;&quot;&lt;/a&gt;&quot;" office:value-type="string" office:string-value="&lt;td&gt;&amp;nbsp;&lt;a href=''&gt;Kangaroo-v5&lt;/a&gt;" calcext:value-type="string">
            <text:p>&lt;td&gt;&amp;nbsp;&lt;a href=''&gt;Kangaroo-v5&lt;/a&gt;</text:p>
          </table:table-cell>
          <table:table-cell table:formula="of:=&quot;&lt;td&gt;&amp;nbsp;&lt;a href=''&gt;&quot;&amp;[.C26]&amp;&quot;&lt;/a&gt;&quot;" office:value-type="string" office:string-value="&lt;td&gt;&amp;nbsp;&lt;a href=''&gt;Robotank-v5&lt;/a&gt;" calcext:value-type="string">
            <text:p>&lt;td&gt;&amp;nbsp;&lt;a href=''&gt;Robotank-v5&lt;/a&gt;</text:p>
          </table:table-cell>
          <table:table-cell table:formula="of:=&quot;&lt;td&gt;&amp;nbsp;&lt;a href=''&gt;&quot;&amp;[.D26]&amp;&quot;&lt;/a&gt;&quot;" office:value-type="string" office:string-value="&lt;td&gt;&amp;nbsp;&lt;a href=''&gt;Zaxxon-v5&lt;/a&gt;" calcext:value-type="string">
            <text:p>&lt;td&gt;&amp;nbsp;&lt;a href=''&gt;Zaxxon-v5&lt;/a&gt;</text:p>
          </table:table-cell>
          <table:table-cell table:formula="of:=&quot;&lt;tr&gt;&quot;&amp;[.E26]&amp;[.F26]&amp;[.G26]&amp;[.H26]&amp;&quot;&lt;/a&gt;&quot;" office:value-type="string" office:string-value="&lt;tr&gt;&lt;td&gt;&amp;nbsp;&lt;a href=''&gt;Darkchambers-v5&lt;/a&gt;&lt;td&gt;&amp;nbsp;&lt;a href=''&gt;Kangaroo-v5&lt;/a&gt;&lt;td&gt;&amp;nbsp;&lt;a href=''&gt;Robotank-v5&lt;/a&gt;&lt;td&gt;&amp;nbsp;&lt;a href=''&gt;Zaxxon-v5&lt;/a&gt;&lt;/a&gt;" calcext:value-type="string">
            <text:p>&lt;tr&gt;&lt;td&gt;&amp;nbsp;&lt;a href=''&gt;Darkchambers-v5&lt;/a&gt;&lt;td&gt;&amp;nbsp;&lt;a href=''&gt;Kangaroo-v5&lt;/a&gt;&lt;td&gt;&amp;nbsp;&lt;a href=''&gt;Robotank-v5&lt;/a&gt;&lt;td&gt;&amp;nbsp;&lt;a href=''&gt;Zaxxon-v5&lt;/a&gt;&lt;/a&gt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8-06T20:30:48.978022917</meta:creation-date>
    <dc:date>2024-08-06T20:53:26.220911896</dc:date>
    <meta:editing-duration>PT12M26S</meta:editing-duration>
    <meta:editing-cycles>4</meta:editing-cycles>
    <meta:generator>LibreOffice/6.4.7.2$Linux_X86_64 LibreOffice_project/40$Build-2</meta:generator>
    <meta:document-statistic meta:table-count="1" meta:cell-count="234" meta:object-count="0"/>
  </office:meta>
</office:document-meta>
</file>